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<text:span text:style-name="T2">ГЛАВА ПЕРВАЯ</text:span></text:p>
      <text:p text:style-name="Обычный"><text:span text:style-name="T3"> </text:span></text:p>
      <text:p text:style-name="Обычный"><text:span text:style-name="T4"> </text:span></text:p>
      <text:p text:style-name="Обычный"><text:span text:style-name="T5">И жить торопится и чувствовать спешит.</text:span></text:p>
      <text:p text:style-name="Обычный"><text:span text:style-name="T6">Кн. Вяземский.</text:span></text:p>
      <text:p text:style-name="Обычный"><text:span text:style-name="T7">I.</text:span></text:p>
      <text:p text:style-name="Обычный"><text:span text:style-name="T8"> </text:span></text:p>
      <text:p text:style-name="Обычный"><text:span text:style-name="T9">"Мой дядя самых честных правил,</text:span></text:p>
      <text:p text:style-name="Обычный"><text:span text:style-name="T10">Когда не в шутку занемог,</text:span></text:p>
      <text:p text:style-name="Обычный"><text:span text:style-name="T11">Он уважать себя заставил</text:span></text:p>
      <text:p text:style-name="Обычный"><text:span text:style-name="T12">И лучше выдумать не мог.</text:span></text:p>
      <text:p text:style-name="Обычный"><text:span text:style-name="T13">Его пример другим наука;</text:span></text:p>
      <text:p text:style-name="Обычный"><text:span text:style-name="T14">Но, боже мой, какая скука</text:span></text:p>
      <text:p text:style-name="Обычный"><text:span text:style-name="T15">С больным сидеть и день и ночь,</text:span></text:p>
      <text:p text:style-name="Обычный"><text:span text:style-name="T16">Не отходя ни шагу прочь!</text:span></text:p>
      <text:p text:style-name="Обычный"><text:span text:style-name="T17">Какое низкое коварство</text:span></text:p>
      <text:p text:style-name="Обычный"><text:span text:style-name="T18">Полу-живого забавлять,</text:span></text:p>
      <text:p text:style-name="Обычный"><text:span text:style-name="T19">Ему подушки поправлять,</text:span></text:p>
      <text:p text:style-name="Обычный"><text:span text:style-name="T20">Печально подносить лекарство,</text:span></text:p>
      <text:p text:style-name="Обычный"><text:span text:style-name="T21">Вздыхать и думать про себя:</text:span></text:p>
      <text:p text:style-name="Обычный"><text:span text:style-name="T22">Когда же чёрт возьмёт тебя!"</text:span></text:p>
      <text:p text:style-name="Обычный"><text:span text:style-name="T23"> </text:span></text:p>
      <text:p text:style-name="Обычный"><text:span text:style-name="T24">II.</text:span></text:p>
      <text:p text:style-name="Обычный"><text:span text:style-name="T25"> </text:span></text:p>
      <text:p text:style-name="Обычный"><text:span text:style-name="T26">Так думал молодой повеса,</text:span></text:p>
      <text:soft-page-break/>
      <text:p text:style-name="Обычный"><text:span text:style-name="T27">Летя в пыли на почтовых,</text:span></text:p>
      <text:p text:style-name="Обычный"><text:span text:style-name="T28">Всевышней волею Зевеса</text:span></text:p>
      <text:p text:style-name="Обычный"><text:span text:style-name="T29">Наследник всех своих родных.</text:span></text:p>
      <text:p text:style-name="Обычный"><text:span text:style-name="T30">Друзья Людмилы и Руслана!</text:span></text:p>
      <text:p text:style-name="Обычный"><text:span text:style-name="T31">С героем моего романа</text:span></text:p>
      <text:p text:style-name="Обычный"><text:span text:style-name="T32">Без предисловий, сей же час</text:span></text:p>
      <text:p text:style-name="Обычный"><text:span text:style-name="T33">Позвольте познакомить вас:</text:span></text:p>
      <text:p text:style-name="Обычный"><text:span text:style-name="T34">Онегин, добрый мой приятель,</text:span></text:p>
      <text:p text:style-name="Обычный"><text:span text:style-name="T35">Родился на брегах Невы,</text:span></text:p>
      <text:p text:style-name="Обычный"><text:span text:style-name="T36">Где, может быть, родились вы</text:span></text:p>
      <text:p text:style-name="Обычный"><text:span text:style-name="T37">Или блистали, мой читатель;</text:span></text:p>
      <text:p text:style-name="Обычный"><text:span text:style-name="T38">Там некогда гулял и я:</text:span></text:p>
      <text:p text:style-name="Обычный"><text:span text:style-name="T39">Но вреден север для меня.</text:span></text:p>
      <text:p text:style-name="Обычный"><text:span text:style-name="T40"> </text:span></text:p>
      <text:p text:style-name="Обычный"><text:span text:style-name="T41">III.</text:span></text:p>
      <text:p text:style-name="Обычный"><text:span text:style-name="T42"> </text:span></text:p>
      <text:p text:style-name="Обычный"><text:span text:style-name="T43">Служив отлично-благородно,</text:span></text:p>
      <text:p text:style-name="Обычный"><text:span text:style-name="T44">Долгами жил его отец,</text:span></text:p>
      <text:p text:style-name="Обычный"><text:span text:style-name="T45">Давал три бала ежегодно</text:span></text:p>
      <text:p text:style-name="Обычный"><text:span text:style-name="T46">И промотался наконец.</text:span></text:p>
      <text:p text:style-name="Обычный"><text:span text:style-name="T47">Судьба Евгения хранила:</text:span></text:p>
      <text:p text:style-name="Обычный"><text:span text:style-name="T48">Сперва Madame за ним ходила,</text:span></text:p>
      <text:p text:style-name="Обычный"><text:span text:style-name="T49">Потом Monsieur ее сменил.</text:span></text:p>
      <text:p text:style-name="Обычный"><text:span text:style-name="T50">Ребенок был резов, но мил.</text:span></text:p>
      <text:p text:style-name="Обычный"><text:span text:style-name="T51">Monsieur l'Abbé, француз убогой,</text:span></text:p>
      <text:soft-page-break/>
      <text:p text:style-name="Обычный"><text:span text:style-name="T52">Чтоб не измучилось дитя,</text:span></text:p>
      <text:p text:style-name="Обычный"><text:span text:style-name="T53">Учил его всему шутя,</text:span></text:p>
      <text:p text:style-name="Обычный"><text:span text:style-name="T54">Не докучал моралью строгой,</text:span></text:p>
      <text:p text:style-name="Обычный"><text:span text:style-name="T55">Слегка за шалости бранил</text:span></text:p>
      <text:p text:style-name="Обычный"><text:span text:style-name="T56">И в Летний сад гулять водил.</text:span></text:p>
      <text:p text:style-name="Обычный"><text:span text:style-name="T57"> </text:span></text:p>
      <text:p text:style-name="Обычный"><text:span text:style-name="T58">IV.</text:span></text:p>
      <text:p text:style-name="Обычный"><text:span text:style-name="T59"> </text:span></text:p>
      <text:p text:style-name="Обычный"><text:span text:style-name="T60">Когда же юности мятежной</text:span></text:p>
      <text:p text:style-name="Обычный"><text:span text:style-name="T61">Пришла Евгению пора,</text:span></text:p>
      <text:p text:style-name="Обычный"><text:span text:style-name="T62">Пора надежд и грусти нежной,</text:span></text:p>
      <text:p text:style-name="Обычный"><text:span text:style-name="T63">Monsieur прогнали со двора.</text:span></text:p>
      <text:p text:style-name="Обычный"><text:span text:style-name="T64">Вот мой Онегин на свободе;</text:span></text:p>
      <text:p text:style-name="Обычный"><text:span text:style-name="T65">Острижен по последней моде;</text:span></text:p>
      <text:p text:style-name="Обычный"><text:span text:style-name="T66">Как dandy лондонский одет -</text:span></text:p>
      <text:p text:style-name="Обычный"><text:span text:style-name="T67">И наконец увидел свет.</text:span></text:p>
      <text:p text:style-name="Обычный"><text:span text:style-name="T68">Он по-французски совершенно</text:span></text:p>
      <text:p text:style-name="Обычный"><text:span text:style-name="T69">Мог изъясняться и писал;</text:span></text:p>
      <text:p text:style-name="Обычный"><text:span text:style-name="T70">Легко мазурку танцевал</text:span></text:p>
      <text:p text:style-name="Обычный"><text:span text:style-name="T71">И кланялся непринужденно;</text:span></text:p>
      <text:p text:style-name="Обычный"><text:span text:style-name="T72">Чего ж вам больше? Свет решил,</text:span></text:p>
      <text:p text:style-name="Обычный"><text:span text:style-name="T73">Что он умен и очень мил.</text:span></text:p>
      <text:p text:style-name="Обычный"><text:span text:style-name="T74"> </text:span></text:p>
      <text:p text:style-name="Обычный"><text:span text:style-name="T75">V.</text:span></text:p>
      <text:p text:style-name="Обычный"><text:span text:style-name="T76"> </text:span></text:p>
      <text:soft-page-break/>
      <text:p text:style-name="Обычный"><text:span text:style-name="T77">Мы все учились понемногу</text:span></text:p>
      <text:p text:style-name="Обычный"><text:span text:style-name="T78">Чему-нибудь и как-нибудь,</text:span></text:p>
      <text:p text:style-name="Обычный"><text:span text:style-name="T79">Так воспитаньем, слава богу,</text:span></text:p>
      <text:p text:style-name="Обычный"><text:span text:style-name="T80">У нас немудрено блеснуть.</text:span></text:p>
      <text:p text:style-name="Обычный"><text:span text:style-name="T81">Онегин был, по мненью многих</text:span></text:p>
      <text:p text:style-name="Обычный"><text:span text:style-name="T82">(Судей решительных и строгих)</text:span></text:p>
      <text:p text:style-name="Обычный"><text:span text:style-name="T83">Ученый малый, но педант:</text:span></text:p>
      <text:p text:style-name="Обычный"><text:span text:style-name="T84">Имел он счастливый талант</text:span></text:p>
      <text:p text:style-name="Обычный"><text:span text:style-name="T85">Без принужденья в разговоре</text:span></text:p>
      <text:p text:style-name="Обычный"><text:span text:style-name="T86">Коснуться до всего слегка,</text:span></text:p>
      <text:p text:style-name="Обычный"><text:span text:style-name="T87">С ученым видом знатока</text:span></text:p>
      <text:p text:style-name="Обычный"><text:span text:style-name="T88">Хранить молчанье в важном споре</text:span></text:p>
      <text:p text:style-name="Обычный"><text:span text:style-name="T89">И возбуждать улыбку дам</text:span></text:p>
      <text:p text:style-name="Обычный"><text:span text:style-name="T90">Огнем нежданных эпиграмм.</text:span></text:p>
      <text:p text:style-name="Обычный"><text:span text:style-name="T91"> </text:span></text:p>
      <text:p text:style-name="Обычный"><text:span text:style-name="T92">VI.</text:span></text:p>
      <text:p text:style-name="Обычный"><text:span text:style-name="T93"> </text:span></text:p>
      <text:p text:style-name="Обычный"><text:span text:style-name="T94">Латынь из моды вышла ныне:</text:span></text:p>
      <text:p text:style-name="Обычный"><text:span text:style-name="T95">Так, если правду вам сказать,</text:span></text:p>
      <text:p text:style-name="Обычный"><text:span text:style-name="T96">Он знал довольно по-латыне,</text:span></text:p>
      <text:p text:style-name="Обычный"><text:span text:style-name="T97">Чтоб эпиграфы разбирать,</text:span></text:p>
      <text:p text:style-name="Обычный"><text:span text:style-name="T98">Потолковать об Ювенале,</text:span></text:p>
      <text:p text:style-name="Обычный"><text:span text:style-name="T99">В конце письма поставить vale,</text:span></text:p>
      <text:p text:style-name="Обычный"><text:span text:style-name="T100">Да помнил, хоть не без греха,</text:span></text:p>
      <text:p text:style-name="Обычный"><text:span text:style-name="T101">Из Энеиды два стиха.</text:span></text:p>
      <text:soft-page-break/>
      <text:p text:style-name="Обычный"><text:span text:style-name="T102">Он рыться не имел охоты</text:span></text:p>
      <text:p text:style-name="Обычный"><text:span text:style-name="T103">В хронологической пыли</text:span></text:p>
      <text:p text:style-name="Обычный"><text:span text:style-name="T104">Бытописания земли;</text:span></text:p>
      <text:p text:style-name="Обычный"><text:span text:style-name="T105">Но дней минувших анекдоты</text:span></text:p>
      <text:p text:style-name="Обычный"><text:span text:style-name="T106">От Ромула до наших дней</text:span></text:p>
      <text:p text:style-name="Обычный"><text:span text:style-name="T107">Хранил он в памяти своей.</text:span></text:p>
      <text:p text:style-name="Обычный"><text:span text:style-name="T108"> </text:span></text:p>
      <text:p text:style-name="Обычный"><text:span text:style-name="T109">VII.</text:span></text:p>
      <text:p text:style-name="Обычный"><text:span text:style-name="T110"> </text:span></text:p>
      <text:p text:style-name="Обычный"><text:span text:style-name="T111">Высокой страсти не имея</text:span></text:p>
      <text:p text:style-name="Обычный"><text:span text:style-name="T112">Для звуков жизни не щадить,</text:span></text:p>
      <text:p text:style-name="Обычный"><text:span text:style-name="T113">Не мог он ямба от хорея,</text:span></text:p>
      <text:p text:style-name="Обычный"><text:span text:style-name="T114">Как мы ни бились, отличить.</text:span></text:p>
      <text:p text:style-name="Обычный"><text:span text:style-name="T115">Бранил Гомера, Феокрита;</text:span></text:p>
      <text:p text:style-name="Обычный"><text:span text:style-name="T116">Зато читал Адама Смита,</text:span></text:p>
      <text:p text:style-name="Обычный"><text:span text:style-name="T117">И был глубокий эконом,</text:span></text:p>
      <text:p text:style-name="Обычный"><text:span text:style-name="T118">То есть, умел судить о том,</text:span></text:p>
      <text:p text:style-name="Обычный"><text:span text:style-name="T119">Как государство богатеет,</text:span></text:p>
      <text:p text:style-name="Обычный"><text:span text:style-name="T120">И чем живет, и почему</text:span></text:p>
      <text:p text:style-name="Обычный"><text:span text:style-name="T121">Не нужно золота ему,</text:span></text:p>
      <text:p text:style-name="Обычный"><text:span text:style-name="T122">Когда простой продукт имеет.</text:span></text:p>
      <text:p text:style-name="Обычный"><text:span text:style-name="T123">Отец понять его не мог</text:span></text:p>
      <text:p text:style-name="Обычный"><text:span text:style-name="T124">И земли отдавал в залог.</text:span></text:p>
      <text:p text:style-name="Обычный"><text:span text:style-name="T125"> </text:span></text:p>
      <text:p text:style-name="Обычный"><text:span text:style-name="T126">VIII.</text:span></text:p>
      <text:soft-page-break/>
      <text:p text:style-name="Обычный"><text:span text:style-name="T127"> </text:span></text:p>
      <text:p text:style-name="Обычный"><text:span text:style-name="T128">Всего, что знал еще Евгений,</text:span></text:p>
      <text:p text:style-name="Обычный"><text:span text:style-name="T129">Пересказать мне недосуг;</text:span></text:p>
      <text:p text:style-name="Обычный"><text:span text:style-name="T130">Но в чем он истинный был гений,</text:span></text:p>
      <text:p text:style-name="Обычный"><text:span text:style-name="T131">Что знал он тверже всех наук,</text:span></text:p>
      <text:p text:style-name="Обычный"><text:span text:style-name="T132">Что было для него измлада</text:span></text:p>
      <text:p text:style-name="Обычный"><text:span text:style-name="T133">И труд и мука и отрада,</text:span></text:p>
      <text:p text:style-name="Обычный"><text:span text:style-name="T134">Что занимало целый день</text:span></text:p>
      <text:p text:style-name="Обычный"><text:span text:style-name="T135">Его тоскующую лень, --</text:span></text:p>
      <text:p text:style-name="Обычный"><text:span text:style-name="T136">Была наука страсти нежной,</text:span></text:p>
      <text:p text:style-name="Обычный"><text:span text:style-name="T137">Которую воспел Назон,</text:span></text:p>
      <text:p text:style-name="Обычный"><text:span text:style-name="T138">За что страдальцем кончил он</text:span></text:p>
      <text:p text:style-name="Обычный"><text:span text:style-name="T139">Свой век блестящий и мятежный</text:span></text:p>
      <text:p text:style-name="Обычный"><text:span text:style-name="T140">В Молдавии, в глуши степей,</text:span></text:p>
      <text:p text:style-name="Обычный"><text:span text:style-name="T141">Вдали Италии своей.</text:span></text:p>
      <text:p text:style-name="Обычный"><text:span text:style-name="T142"> IX.</text:span></text:p>
      <text:p text:style-name="Обычный"><text:span text:style-name="T143"> </text:span></text:p>
      <text:p text:style-name="Обычный"><text:span text:style-name="T144">. . . . . . . . . . . . . . .</text:span></text:p>
      <text:p text:style-name="Обычный"><text:span text:style-name="T145">. . . . . . . . . . . . . . .</text:span></text:p>
      <text:p text:style-name="Обычный"><text:span text:style-name="T146">. . . . . . . . . . . . . . .</text:span></text:p>
      <text:p text:style-name="Обычный"><text:span text:style-name="T147">. . . . . . . . . . . . . . .</text:span></text:p>
      <text:p text:style-name="Обычный"><text:span text:style-name="T148"> </text:span></text:p>
      <text:p text:style-name="Обычный"><text:span text:style-name="T149">X.</text:span></text:p>
      <text:p text:style-name="Обычный"><text:span text:style-name="T150"> </text:span></text:p>
      <text:p text:style-name="Обычный"><text:span text:style-name="T151">Как рано мог он лицемерить,</text:span></text:p>
      <text:soft-page-break/>
      <text:p text:style-name="Обычный"><text:span text:style-name="T152">Таить надежду, ревновать,</text:span></text:p>
      <text:p text:style-name="Обычный"><text:span text:style-name="T153">Разуверять, заставить верить,</text:span></text:p>
      <text:p text:style-name="Обычный"><text:span text:style-name="T154">Казаться мрачным, изнывать,</text:span></text:p>
      <text:p text:style-name="Обычный"><text:span text:style-name="T155">Являться гордым и послушным,</text:span></text:p>
      <text:p text:style-name="Обычный"><text:span text:style-name="T156">Внимательным иль равнодушным!</text:span></text:p>
      <text:p text:style-name="Обычный"><text:span text:style-name="T157">Как томно был он молчалив,</text:span></text:p>
      <text:p text:style-name="Обычный"><text:span text:style-name="T158">Как пламенно красноречив,</text:span></text:p>
      <text:p text:style-name="Обычный"><text:span text:style-name="T159">В сердечных письмах как небрежен!</text:span></text:p>
      <text:p text:style-name="Обычный"><text:span text:style-name="T160">Одним дыша, одно любя,</text:span></text:p>
      <text:p text:style-name="Обычный"><text:span text:style-name="T161">Как он умел забыть себя!</text:span></text:p>
      <text:p text:style-name="Обычный"><text:span text:style-name="T162">Как взор его был быстр и нежен,</text:span></text:p>
      <text:p text:style-name="Обычный"><text:span text:style-name="T163">Стыдлив и дерзок, а порой</text:span></text:p>
      <text:p text:style-name="Обычный"><text:span text:style-name="T164">Блистал послушною слезой!</text:span></text:p>
      <text:p text:style-name="Обычный"><text:span text:style-name="T165"> </text:span></text:p>
      <text:p text:style-name="Обычный"><text:span text:style-name="T166">XI.</text:span></text:p>
      <text:p text:style-name="Обычный"><text:span text:style-name="T167"> </text:span></text:p>
      <text:p text:style-name="Обычный"><text:span text:style-name="T168">Как он умел казаться новым,</text:span></text:p>
      <text:p text:style-name="Обычный"><text:span text:style-name="T169">Шутя невинность изумлять,</text:span></text:p>
      <text:p text:style-name="Обычный"><text:span text:style-name="T170">Пугать отчаяньем готовым,</text:span></text:p>
      <text:p text:style-name="Обычный"><text:span text:style-name="T171">Приятной лестью забавлять,</text:span></text:p>
      <text:p text:style-name="Обычный"><text:span text:style-name="T172">Ловить минуту умиленья,</text:span></text:p>
      <text:p text:style-name="Обычный"><text:span text:style-name="T173">Невинных лет предубежденья</text:span></text:p>
      <text:p text:style-name="Обычный"><text:span text:style-name="T174">Умом и страстью побеждать,</text:span></text:p>
      <text:p text:style-name="Обычный"><text:span text:style-name="T175">Невольной ласки ожидать,</text:span></text:p>
      <text:p text:style-name="Обычный"><text:span text:style-name="T176">Молить и требовать признанья,</text:span></text:p>
      <text:soft-page-break/>
      <text:p text:style-name="Обычный"><text:span text:style-name="T177">Подслушать сердца первый звук,</text:span></text:p>
      <text:p text:style-name="Обычный"><text:span text:style-name="T178">Преследовать любовь, и вдруг</text:span></text:p>
      <text:p text:style-name="Обычный"><text:span text:style-name="T179">Добиться тайного свиданья...</text:span></text:p>
      <text:p text:style-name="Обычный"><text:span text:style-name="T180">И после ей наедине</text:span></text:p>
      <text:p text:style-name="Обычный"><text:span text:style-name="T181">Давать уроки в тишине!</text:span></text:p>
      <text:p text:style-name="Обычный"><text:span text:style-name="T182"> </text:span></text:p>
      <text:p text:style-name="Обычный"><text:span text:style-name="T183">XII.</text:span></text:p>
      <text:p text:style-name="Обычный"><text:span text:style-name="T184"> </text:span></text:p>
      <text:p text:style-name="Обычный"><text:span text:style-name="T185">Как рано мог уж он тревожить</text:span></text:p>
      <text:p text:style-name="Обычный"><text:span text:style-name="T186">Сердца кокеток записных!</text:span></text:p>
      <text:p text:style-name="Обычный"><text:span text:style-name="T187">Когда ж хотелось уничтожить</text:span></text:p>
      <text:p text:style-name="Обычный"><text:span text:style-name="T188">Ему соперников своих,</text:span></text:p>
      <text:p text:style-name="Обычный"><text:span text:style-name="T189">Как он язвительно злословил!</text:span></text:p>
      <text:p text:style-name="Обычный"><text:span text:style-name="T190">Какие сети им готовил!</text:span></text:p>
      <text:p text:style-name="Обычный"><text:span text:style-name="T191">Но вы, блаженные мужья,</text:span></text:p>
      <text:p text:style-name="Обычный"><text:span text:style-name="T192">С ним оставались вы друзья:</text:span></text:p>
      <text:p text:style-name="Обычный"><text:span text:style-name="T193">Его ласкал супруг лукавый,</text:span></text:p>
      <text:p text:style-name="Обычный"><text:span text:style-name="T194">Фобласа давний ученик,</text:span></text:p>
      <text:p text:style-name="Обычный"><text:span text:style-name="T195">И недоверчивый старик,</text:span></text:p>
      <text:p text:style-name="Обычный"><text:span text:style-name="T196">И рогоносец величавый,</text:span></text:p>
      <text:p text:style-name="Обычный"><text:span text:style-name="T197">Всегда довольный сам собой,</text:span></text:p>
      <text:p text:style-name="Обычный"><text:span text:style-name="T198">Своим обедом и женой.</text:span></text:p>
      <text:p text:style-name="Обычный"><text:span text:style-name="T199"> </text:span></text:p>
      <text:p text:style-name="Обычный"><text:span text:style-name="T200">XIII. XIV.</text:span></text:p>
      <text:p text:style-name="Обычный"><text:span text:style-name="T201"> </text:span></text:p>
      <text:soft-page-break/>
      <text:p text:style-name="Обычный"><text:span text:style-name="T202">. . . . . . . . . . . . . . .</text:span></text:p>
      <text:p text:style-name="Обычный"><text:span text:style-name="T203">. . . . . . . . . . . . . . .</text:span></text:p>
      <text:p text:style-name="Обычный"><text:span text:style-name="T204">. . . . . . . . . . . . . . .</text:span></text:p>
      <text:p text:style-name="Обычный"><text:span text:style-name="T205">. . . . . . . . . . . . . . .</text:span></text:p>
      <text:p text:style-name="Обычный"><text:span text:style-name="T206">. . . . . . . . . . . . . . .</text:span></text:p>
      <text:p text:style-name="Обычный"><text:span text:style-name="T207">. . . . . . . . . . . . . . .</text:span></text:p>
      <text:p text:style-name="Обычный"><text:span text:style-name="T208">. . . . . . . . . . . . . . .</text:span></text:p>
      <text:p text:style-name="Обычный"><text:span text:style-name="T209">. . . . . . . . . . . . . . .</text:span></text:p>
      <text:p text:style-name="Обычный"><text:span text:style-name="T210"> </text:span></text:p>
      <text:p text:style-name="Обычный"><text:span text:style-name="T211">XV.</text:span></text:p>
      <text:p text:style-name="Обычный"><text:span text:style-name="T212"> </text:span></text:p>
      <text:p text:style-name="Обычный"><text:span text:style-name="T213">Бывало, он еще в постеле:</text:span></text:p>
      <text:p text:style-name="Обычный"><text:span text:style-name="T214">К нему записочки несут.</text:span></text:p>
      <text:p text:style-name="Обычный"><text:span text:style-name="T215">Что? Приглашенья? В самом деле,</text:span></text:p>
      <text:p text:style-name="Обычный"><text:span text:style-name="T216">Три дома на вечер зовут:</text:span></text:p>
      <text:p text:style-name="Обычный"><text:span text:style-name="T217">Там будет бал, там детский праздник.</text:span></text:p>
      <text:p text:style-name="Обычный"><text:span text:style-name="T218">Куда ж поскачет мой проказник?</text:span></text:p>
      <text:p text:style-name="Обычный"><text:span text:style-name="T219">С кого начнет он? Все равно:</text:span></text:p>
      <text:p text:style-name="Обычный"><text:span text:style-name="T220">Везде поспеть немудрено.</text:span></text:p>
      <text:p text:style-name="Обычный"><text:span text:style-name="T221">Покамест в утреннем уборе,</text:span></text:p>
      <text:p text:style-name="Обычный"><text:span text:style-name="T222">Надев широкий боливар,</text:span></text:p>
      <text:p text:style-name="Обычный"><text:span text:style-name="T223">Онегин едет на бульвар</text:span></text:p>
      <text:p text:style-name="Обычный"><text:span text:style-name="T224">И там гуляет на просторе,</text:span></text:p>
      <text:p text:style-name="Обычный"><text:span text:style-name="T225">Пока недремлющий брегет</text:span></text:p>
      <text:p text:style-name="Обычный"><text:span text:style-name="T226">Не прозвонит ему обед.</text:span></text:p>
      <text:soft-page-break/>
      <text:p text:style-name="Обычный"><text:span text:style-name="T227"> </text:span></text:p>
      <text:p text:style-name="Обычный"><text:span text:style-name="T228">XVI.</text:span></text:p>
      <text:p text:style-name="Обычный"><text:span text:style-name="T229"> </text:span></text:p>
      <text:p text:style-name="Обычный"><text:span text:style-name="T230">Уж тёмно: в санки он садится.</text:span></text:p>
      <text:p text:style-name="Обычный"><text:span text:style-name="T231">"Пади, пади!" -- раздался крик;</text:span></text:p>
      <text:p text:style-name="Обычный"><text:span text:style-name="T232">Морозной пылью серебрится</text:span></text:p>
      <text:p text:style-name="Обычный"><text:span text:style-name="T233">Его бобровый воротник.</text:span></text:p>
      <text:p text:style-name="Обычный"><text:span text:style-name="T234">К Talon помчался: он уверен,</text:span></text:p>
      <text:p text:style-name="Обычный"><text:span text:style-name="T235">Что там уж ждет его Каверин.</text:span></text:p>
      <text:p text:style-name="Обычный"><text:span text:style-name="T236">Вошел: и пробка в потолок,</text:span></text:p>
      <text:p text:style-name="Обычный"><text:span text:style-name="T237">Вина кометы брызнул ток,</text:span></text:p>
      <text:p text:style-name="Обычный"><text:span text:style-name="T238">Пред ним roast-beef окровавленный,</text:span></text:p>
      <text:p text:style-name="Обычный"><text:span text:style-name="T239">И трюфли, роскошь юных лет,</text:span></text:p>
      <text:p text:style-name="Обычный"><text:span text:style-name="T240">Французской кухни лучший цвет,</text:span></text:p>
      <text:p text:style-name="Обычный"><text:span text:style-name="T241">И Стразбурга пирог нетленный</text:span></text:p>
      <text:p text:style-name="Обычный"><text:span text:style-name="T242">Меж сыром Лимбургским живым</text:span></text:p>
      <text:p text:style-name="Обычный"><text:span text:style-name="T243">И ананасом золотым.</text:span></text:p>
      <text:p text:style-name="Обычный"><text:span text:style-name="T244"> </text:span></text:p>
      <text:p text:style-name="Обычный"><text:span text:style-name="T245">XVII.</text:span></text:p>
      <text:p text:style-name="Обычный"><text:span text:style-name="T246"> </text:span></text:p>
      <text:p text:style-name="Обычный"><text:span text:style-name="T247">Еще бокалов жажда просит</text:span></text:p>
      <text:p text:style-name="Обычный"><text:span text:style-name="T248">Залить горячий жир котлет,</text:span></text:p>
      <text:p text:style-name="Обычный"><text:span text:style-name="T249">Но звон брегета им доносит,</text:span></text:p>
      <text:p text:style-name="Обычный"><text:span text:style-name="T250">Что новый начался балет.</text:span></text:p>
      <text:p text:style-name="Обычный"><text:span text:style-name="T251">Театра злой законодатель,</text:span></text:p>
      <text:soft-page-break/>
      <text:p text:style-name="Обычный"><text:span text:style-name="T252">Непостоянный обожатель</text:span></text:p>
      <text:p text:style-name="Обычный"><text:span text:style-name="T253">Очаровательных актрис,</text:span></text:p>
      <text:p text:style-name="Обычный"><text:span text:style-name="T254">Почетный гражданин кулис,</text:span></text:p>
      <text:p text:style-name="Обычный"><text:span text:style-name="T255">Онегин полетел к театру,</text:span></text:p>
      <text:p text:style-name="Обычный"><text:span text:style-name="T256">Где каждый, вольностью дыша,</text:span></text:p>
      <text:p text:style-name="Обычный"><text:span text:style-name="T257">Готов охлопать entrechat,</text:span></text:p>
      <text:p text:style-name="Обычный"><text:span text:style-name="T258">Обшикать Федру, Клеопатру,</text:span></text:p>
      <text:p text:style-name="Обычный"><text:span text:style-name="T259">Моину вызвать (для того,</text:span></text:p>
      <text:p text:style-name="Обычный"><text:span text:style-name="T260">Чтоб только слышали его).</text:span></text:p>
      <text:p text:style-name="Обычный"><text:span text:style-name="T261"> </text:span></text:p>
      <text:p text:style-name="Обычный"><text:span text:style-name="T262">XVIII.</text:span></text:p>
      <text:p text:style-name="Обычный"><text:span text:style-name="T263"> </text:span></text:p>
      <text:p text:style-name="Обычный"><text:span text:style-name="T264">Волшебный край! там в стары годы,</text:span></text:p>
      <text:p text:style-name="Обычный"><text:span text:style-name="T265">Сатиры смелый властелин,</text:span></text:p>
      <text:p text:style-name="Обычный"><text:span text:style-name="T266">Блистал Фонвизин, друг свободы,</text:span></text:p>
      <text:p text:style-name="Обычный"><text:span text:style-name="T267">И переимчивый Княжнин;</text:span></text:p>
      <text:p text:style-name="Обычный"><text:span text:style-name="T268">Там Озеров невольны дани</text:span></text:p>
      <text:p text:style-name="Обычный"><text:span text:style-name="T269">Народных слез, рукоплесканий</text:span></text:p>
      <text:p text:style-name="Обычный"><text:span text:style-name="T270">С младой Семеновой делил;</text:span></text:p>
      <text:p text:style-name="Обычный"><text:span text:style-name="T271">Там наш Катенин воскресил</text:span></text:p>
      <text:p text:style-name="Обычный"><text:span text:style-name="T272">Корнеля гений величавый;</text:span></text:p>
      <text:p text:style-name="Обычный"><text:span text:style-name="T273">Там вывел колкий Шаховской</text:span></text:p>
      <text:p text:style-name="Обычный"><text:span text:style-name="T274">Своих комедий шумный рой,</text:span></text:p>
      <text:p text:style-name="Обычный"><text:span text:style-name="T275">Там и Дидло венчался славой,</text:span></text:p>
      <text:p text:style-name="Обычный"><text:span text:style-name="T276">Там, там под сению кулис</text:span></text:p>
      <text:soft-page-break/>
      <text:p text:style-name="Обычный"><text:span text:style-name="T277">Младые дни мои неслись.</text:span></text:p>
      <text:p text:style-name="Обычный"><text:span text:style-name="T278"> </text:span></text:p>
      <text:p text:style-name="Обычный"><text:span text:style-name="T279">XIX.</text:span></text:p>
      <text:p text:style-name="Обычный"><text:span text:style-name="T280"> </text:span></text:p>
      <text:p text:style-name="Обычный"><text:span text:style-name="T281">Мои богини! что вы? где вы?</text:span></text:p>
      <text:p text:style-name="Обычный"><text:span text:style-name="T282">Внемлите мой печальный глас:</text:span></text:p>
      <text:p text:style-name="Обычный"><text:span text:style-name="T283">Всё те же ль вы? другие ль девы,</text:span></text:p>
      <text:p text:style-name="Обычный"><text:span text:style-name="T284">Сменив, не заменили вас?</text:span></text:p>
      <text:p text:style-name="Обычный"><text:span text:style-name="T285">Услышу ль вновь я ваши хоры?</text:span></text:p>
      <text:p text:style-name="Обычный"><text:span text:style-name="T286">Узрю ли русской Терпсихоры</text:span></text:p>
      <text:p text:style-name="Обычный"><text:span text:style-name="T287">Душой исполненный полет?</text:span></text:p>
      <text:p text:style-name="Обычный"><text:span text:style-name="T288">Иль взор унылый не найдет</text:span></text:p>
      <text:p text:style-name="Обычный"><text:span text:style-name="T289">Знакомых лиц на сцене скучной,</text:span></text:p>
      <text:p text:style-name="Обычный"><text:span text:style-name="T290">И, устремив на чуждый свет</text:span></text:p>
      <text:p text:style-name="Обычный"><text:span text:style-name="T291">Разочарованный лорнет,</text:span></text:p>
      <text:p text:style-name="Обычный"><text:span text:style-name="T292">Веселья зритель равнодушный,</text:span></text:p>
      <text:p text:style-name="Обычный"><text:span text:style-name="T293">Безмолвно буду я зевать</text:span></text:p>
      <text:p text:style-name="Обычный"><text:span text:style-name="T294">И о былом воспоминать?</text:span></text:p>
      <text:p text:style-name="Обычный"><text:span text:style-name="T295"> </text:span></text:p>
      <text:p text:style-name="Обычный"><text:span text:style-name="T296">XX.</text:span></text:p>
      <text:p text:style-name="Обычный"><text:span text:style-name="T297"> </text:span></text:p>
      <text:p text:style-name="Обычный"><text:span text:style-name="T298">Театр уж полон; ложи блещут;</text:span></text:p>
      <text:p text:style-name="Обычный"><text:span text:style-name="T299">Партер и кресла, все кипит;</text:span></text:p>
      <text:p text:style-name="Обычный"><text:span text:style-name="T300">В райке нетерпеливо плещут,</text:span></text:p>
      <text:p text:style-name="Обычный"><text:span text:style-name="T301">И, взвившись, занавес шумит.</text:span></text:p>
      <text:soft-page-break/>
      <text:p text:style-name="Обычный"><text:span text:style-name="T302">Блистательна, полувоздушна,</text:span></text:p>
      <text:p text:style-name="Обычный"><text:span text:style-name="T303">Смычку волшебному послушна,</text:span></text:p>
      <text:p text:style-name="Обычный"><text:span text:style-name="T304">Толпою нимф окружена,</text:span></text:p>
      <text:p text:style-name="Обычный"><text:span text:style-name="T305">Стоит Истомина; она,</text:span></text:p>
      <text:p text:style-name="Обычный"><text:span text:style-name="T306">Одной ногой касаясь пола,</text:span></text:p>
      <text:p text:style-name="Обычный"><text:span text:style-name="T307">Другою медленно кружит,</text:span></text:p>
      <text:p text:style-name="Обычный"><text:span text:style-name="T308">И вдруг прыжок, и вдруг летит,</text:span></text:p>
      <text:p text:style-name="Обычный"><text:span text:style-name="T309">Летит, как пух от уст Эола;</text:span></text:p>
      <text:p text:style-name="Обычный"><text:span text:style-name="T310">То стан совьет, то разовьет,</text:span></text:p>
      <text:p text:style-name="Обычный"><text:span text:style-name="T311">И быстрой ножкой ножку бьет.</text:span></text:p>
      <text:p text:style-name="Обычный"><text:span text:style-name="T312"> </text:span></text:p>
      <text:p text:style-name="Обычный"><text:span text:style-name="T313">XXI.</text:span></text:p>
      <text:p text:style-name="Обычный"><text:span text:style-name="T314"> </text:span></text:p>
      <text:p text:style-name="Обычный"><text:span text:style-name="T315">Всё хлопает. Онегин входит,</text:span></text:p>
      <text:p text:style-name="Обычный"><text:span text:style-name="T316">Идет меж кресел по ногам,</text:span></text:p>
      <text:p text:style-name="Обычный"><text:span text:style-name="T317">Двойной лорнет скосясь наводит</text:span></text:p>
      <text:p text:style-name="Обычный"><text:span text:style-name="T318">На ложи незнакомых дам;</text:span></text:p>
      <text:p text:style-name="Обычный"><text:span text:style-name="T319">Все ярусы окинул взором,</text:span></text:p>
      <text:p text:style-name="Обычный"><text:span text:style-name="T320">Всё видел: лицами, убором</text:span></text:p>
      <text:p text:style-name="Обычный"><text:span text:style-name="T321">Ужасно недоволен он;</text:span></text:p>
      <text:p text:style-name="Обычный"><text:span text:style-name="T322">С мужчинами со всех сторон</text:span></text:p>
      <text:p text:style-name="Обычный"><text:span text:style-name="T323">Раскланялся, потом на сцену</text:span></text:p>
      <text:p text:style-name="Обычный"><text:span text:style-name="T324">В большом рассеянье взглянул,</text:span></text:p>
      <text:p text:style-name="Обычный"><text:span text:style-name="T325">Отворотился -- и зевнул,</text:span></text:p>
      <text:p text:style-name="Обычный"><text:span text:style-name="T326">И молвил: "всех пора на смену;</text:span></text:p>
      <text:soft-page-break/>
      <text:p text:style-name="Обычный"><text:span text:style-name="T327">Балеты долго я терпел,</text:span></text:p>
      <text:p text:style-name="Обычный"><text:span text:style-name="T328">Но и Дидло мне надоел" (5).</text:span></text:p>
      <text:p text:style-name="Обычный"><text:span text:style-name="T329"> </text:span></text:p>
      <text:p text:style-name="Обычный"><text:span text:style-name="T330">XXII.</text:span></text:p>
      <text:p text:style-name="Обычный"><text:span text:style-name="T331"> </text:span></text:p>
      <text:p text:style-name="Обычный"><text:span text:style-name="T332">Еще амуры, черти, змеи</text:span></text:p>
      <text:p text:style-name="Обычный"><text:span text:style-name="T333">На сцене скачут и шумят;</text:span></text:p>
      <text:p text:style-name="Обычный"><text:span text:style-name="T334">Еще усталые лакеи</text:span></text:p>
      <text:p text:style-name="Обычный"><text:span text:style-name="T335">На шубах у подъезда спят;</text:span></text:p>
      <text:p text:style-name="Обычный"><text:span text:style-name="T336">Еще не перестали топать,</text:span></text:p>
      <text:p text:style-name="Обычный"><text:span text:style-name="T337">Сморкаться, кашлять, шикать, хлопать;</text:span></text:p>
      <text:p text:style-name="Обычный"><text:span text:style-name="T338">Еще снаружи и внутри</text:span></text:p>
      <text:p text:style-name="Обычный"><text:span text:style-name="T339">Везде блистают фонари;</text:span></text:p>
      <text:p text:style-name="Обычный"><text:span text:style-name="T340">Еще, прозябнув, бьются кони,</text:span></text:p>
      <text:p text:style-name="Обычный"><text:span text:style-name="T341">Наскуча упряжью своей,</text:span></text:p>
      <text:p text:style-name="Обычный"><text:span text:style-name="T342">И кучера, вокруг огней,</text:span></text:p>
      <text:p text:style-name="Обычный"><text:span text:style-name="T343">Бранят господ и бьют в ладони:</text:span></text:p>
      <text:p text:style-name="Обычный"><text:span text:style-name="T344">А уж Онегин вышел вон;</text:span></text:p>
      <text:p text:style-name="Обычный"><text:span text:style-name="T345">Домой одеться едет он.</text:span></text:p>
      <text:p text:style-name="Обычный"><text:span text:style-name="T346"> </text:span></text:p>
      <text:p text:style-name="Обычный"><text:span text:style-name="T347">XXIII.</text:span></text:p>
      <text:p text:style-name="Обычный"><text:span text:style-name="T348"> </text:span></text:p>
      <text:p text:style-name="Обычный"><text:span text:style-name="T349">Изображу ль в картине верной</text:span></text:p>
      <text:p text:style-name="Обычный"><text:span text:style-name="T350">Уединенный кабинет,</text:span></text:p>
      <text:p text:style-name="Обычный"><text:span text:style-name="T351">Где мод воспитанник примерный</text:span></text:p>
      <text:soft-page-break/>
      <text:p text:style-name="Обычный"><text:span text:style-name="T352">Одет, раздет и вновь одет?</text:span></text:p>
      <text:p text:style-name="Обычный"><text:span text:style-name="T353">Все, чем для прихоти обильной</text:span></text:p>
      <text:p text:style-name="Обычный"><text:span text:style-name="T354">Торгует Лондон щепетильный</text:span></text:p>
      <text:p text:style-name="Обычный"><text:span text:style-name="T355">И по Балтическим волнам</text:span></text:p>
      <text:p text:style-name="Обычный"><text:span text:style-name="T356">За лес и сало возит нам,</text:span></text:p>
      <text:p text:style-name="Обычный"><text:span text:style-name="T357">Все, что в Париже вкус голодный,</text:span></text:p>
      <text:p text:style-name="Обычный"><text:span text:style-name="T358">Полезный промысел избрав,</text:span></text:p>
      <text:p text:style-name="Обычный"><text:span text:style-name="T359">Изобретает для забав,</text:span></text:p>
      <text:p text:style-name="Обычный"><text:span text:style-name="T360">Для роскоши, для неги модной, --</text:span></text:p>
      <text:p text:style-name="Обычный"><text:span text:style-name="T361">Всё украшало кабинет</text:span></text:p>
      <text:p text:style-name="Обычный"><text:span text:style-name="T362">Философа в осьмнадцать лет.</text:span></text:p>
      <text:p text:style-name="Обычный"><text:span text:style-name="T363"> </text:span></text:p>
      <text:p text:style-name="Обычный"><text:span text:style-name="T364">XXIV.</text:span></text:p>
      <text:p text:style-name="Обычный"><text:span text:style-name="T365"> </text:span></text:p>
      <text:p text:style-name="Обычный"><text:span text:style-name="T366">Янтарь на трубках Цареграда,</text:span></text:p>
      <text:p text:style-name="Обычный"><text:span text:style-name="T367">Фарфор и бронза на столе,</text:span></text:p>
      <text:p text:style-name="Обычный"><text:span text:style-name="T368">И, чувств изнеженных отрада,</text:span></text:p>
      <text:p text:style-name="Обычный"><text:span text:style-name="T369">Духи в граненом хрустале;</text:span></text:p>
      <text:p text:style-name="Обычный"><text:span text:style-name="T370">Гребенки, пилочки стальные,</text:span></text:p>
      <text:p text:style-name="Обычный"><text:span text:style-name="T371">Прямые ножницы, кривые,</text:span></text:p>
      <text:p text:style-name="Обычный"><text:span text:style-name="T372">И щетки тридцати родов</text:span></text:p>
      <text:p text:style-name="Обычный"><text:span text:style-name="T373">И для ногтей и для зубов.</text:span></text:p>
      <text:p text:style-name="Обычный"><text:span text:style-name="T374">Руссо (замечу мимоходом)</text:span></text:p>
      <text:p text:style-name="Обычный"><text:span text:style-name="T375">Не мог понять, как важный Грим</text:span></text:p>
      <text:p text:style-name="Обычный"><text:span text:style-name="T376">Смел чистить ногти перед ним,</text:span></text:p>
      <text:soft-page-break/>
      <text:p text:style-name="Обычный"><text:span text:style-name="T377">Красноречивым сумасбродом.</text:span></text:p>
      <text:p text:style-name="Обычный"><text:span text:style-name="T378">Защитник вольности и прав</text:span></text:p>
      <text:p text:style-name="Обычный"><text:span text:style-name="T379">В сем случае совсем не прав.</text:span></text:p>
      <text:p text:style-name="Обычный"><text:span text:style-name="T380"> </text:span></text:p>
      <text:p text:style-name="Обычный"><text:span text:style-name="T381">XXV.</text:span></text:p>
      <text:p text:style-name="Обычный"><text:span text:style-name="T382"> </text:span></text:p>
      <text:p text:style-name="Обычный"><text:span text:style-name="T383">Быть можно дельным человеком</text:span></text:p>
      <text:p text:style-name="Обычный"><text:span text:style-name="T384">И думать о красе ногтей:</text:span></text:p>
      <text:p text:style-name="Обычный"><text:span text:style-name="T385">К чему бесплодно спорить с веком?</text:span></text:p>
      <text:p text:style-name="Обычный"><text:span text:style-name="T386">Обычай деспот меж людей.</text:span></text:p>
      <text:p text:style-name="Обычный"><text:span text:style-name="T387">Второй Чадаев, мой Евгений,</text:span></text:p>
      <text:p text:style-name="Обычный"><text:span text:style-name="T388">Боясь ревнивых осуждений,</text:span></text:p>
      <text:p text:style-name="Обычный"><text:span text:style-name="T389">В своей одежде был педант</text:span></text:p>
      <text:p text:style-name="Обычный"><text:span text:style-name="T390">И то, что мы назвали франт.</text:span></text:p>
      <text:p text:style-name="Обычный"><text:span text:style-name="T391">Он три часа по крайней мере</text:span></text:p>
      <text:p text:style-name="Обычный"><text:span text:style-name="T392">Пред зеркалами проводил</text:span></text:p>
      <text:p text:style-name="Обычный"><text:span text:style-name="T393">И из уборной выходил</text:span></text:p>
      <text:p text:style-name="Обычный"><text:span text:style-name="T394">Подобный ветреной Венере,</text:span></text:p>
      <text:p text:style-name="Обычный"><text:span text:style-name="T395">Когда, надев мужской наряд,</text:span></text:p>
      <text:p text:style-name="Обычный"><text:span text:style-name="T396">Богиня едет в маскарад.</text:span></text:p>
      <text:p text:style-name="Обычный"><text:span text:style-name="T397"> </text:span></text:p>
      <text:p text:style-name="Обычный"><text:span text:style-name="T398">XXVI.</text:span></text:p>
      <text:p text:style-name="Обычный"><text:span text:style-name="T399"> </text:span></text:p>
      <text:p text:style-name="Обычный"><text:span text:style-name="T400">В последнем вкусе туалетом</text:span></text:p>
      <text:p text:style-name="Обычный"><text:span text:style-name="T401">Заняв ваш любопытный взгляд,</text:span></text:p>
      <text:soft-page-break/>
      <text:p text:style-name="Обычный"><text:span text:style-name="T402">Я мог бы пред ученым светом</text:span></text:p>
      <text:p text:style-name="Обычный"><text:span text:style-name="T403">Здесь описать его наряд;</text:span></text:p>
      <text:p text:style-name="Обычный"><text:span text:style-name="T404">Конечно б это было смело,</text:span></text:p>
      <text:p text:style-name="Обычный"><text:span text:style-name="T405">Описывать мое же дело:</text:span></text:p>
      <text:p text:style-name="Обычный"><text:span text:style-name="T406">Но панталоны, фрак, жилет,</text:span></text:p>
      <text:p text:style-name="Обычный"><text:span text:style-name="T407">Всех этих слов на русском нет;</text:span></text:p>
      <text:p text:style-name="Обычный"><text:span text:style-name="T408">А вижу я, винюсь пред вами,</text:span></text:p>
      <text:p text:style-name="Обычный"><text:span text:style-name="T409">Что уж и так мой бедный слог</text:span></text:p>
      <text:p text:style-name="Обычный"><text:span text:style-name="T410">Пестреть гораздо б меньше мог</text:span></text:p>
      <text:p text:style-name="Обычный"><text:span text:style-name="T411">Иноплеменными словами,</text:span></text:p>
      <text:p text:style-name="Обычный"><text:span text:style-name="T412">Хоть и заглядывал я встарь</text:span></text:p>
      <text:p text:style-name="Обычный"><text:span text:style-name="T413">В Академический Словарь.</text:span></text:p>
      <text:p text:style-name="Обычный"><text:span text:style-name="T414"> </text:span></text:p>
      <text:p text:style-name="Обычный"><text:span text:style-name="T415">XXVII.</text:span></text:p>
      <text:p text:style-name="Обычный"><text:span text:style-name="T416"> </text:span></text:p>
      <text:p text:style-name="Обычный"><text:span text:style-name="T417">У нас теперь не то в предмете:</text:span></text:p>
      <text:p text:style-name="Обычный"><text:span text:style-name="T418">Мы лучше поспешим на бал,</text:span></text:p>
      <text:p text:style-name="Обычный"><text:span text:style-name="T419">Куда стремглав в ямской карете</text:span></text:p>
      <text:p text:style-name="Обычный"><text:span text:style-name="T420">Уж мой Онегин поскакал.</text:span></text:p>
      <text:p text:style-name="Обычный"><text:span text:style-name="T421">Перед померкшими домами</text:span></text:p>
      <text:p text:style-name="Обычный"><text:span text:style-name="T422">Вдоль сонной улицы рядами</text:span></text:p>
      <text:p text:style-name="Обычный"><text:span text:style-name="T423">Двойные фонари карет</text:span></text:p>
      <text:p text:style-name="Обычный"><text:span text:style-name="T424">Веселый изливают свет</text:span></text:p>
      <text:p text:style-name="Обычный"><text:span text:style-name="T425">И радуги на снег наводят:</text:span></text:p>
      <text:p text:style-name="Обычный"><text:span text:style-name="T426">Усеян плошками кругом,</text:span></text:p>
      <text:soft-page-break/>
      <text:p text:style-name="Обычный"><text:span text:style-name="T427">Блестит великолепный дом;</text:span></text:p>
      <text:p text:style-name="Обычный"><text:span text:style-name="T428">По цельным окнам тени ходят,</text:span></text:p>
      <text:p text:style-name="Обычный"><text:span text:style-name="T429">Мелькают профили голов</text:span></text:p>
      <text:p text:style-name="Обычный"><text:span text:style-name="T430">И дам и модных чудаков.</text:span></text:p>
      <text:p text:style-name="Обычный"><text:span text:style-name="T431"> </text:span></text:p>
      <text:p text:style-name="Обычный"><text:span text:style-name="T432">XXVIII.</text:span></text:p>
      <text:p text:style-name="Обычный"><text:span text:style-name="T433"> </text:span></text:p>
      <text:p text:style-name="Обычный"><text:span text:style-name="T434">Вот наш герой подъехал к сеням;</text:span></text:p>
      <text:p text:style-name="Обычный"><text:span text:style-name="T435">Швейцара мимо он стрелой</text:span></text:p>
      <text:p text:style-name="Обычный"><text:span text:style-name="T436">Взлетел по мраморным ступеням,</text:span></text:p>
      <text:p text:style-name="Обычный"><text:span text:style-name="T437">Расправил волоса рукой,</text:span></text:p>
      <text:p text:style-name="Обычный"><text:span text:style-name="T438">Вошел. Полна народу зала;</text:span></text:p>
      <text:p text:style-name="Обычный"><text:span text:style-name="T439">Музыка уж греметь устала;</text:span></text:p>
      <text:p text:style-name="Обычный"><text:span text:style-name="T440">Толпа мазуркой занята;</text:span></text:p>
      <text:p text:style-name="Обычный"><text:span text:style-name="T441">Кругом и шум и теснота;</text:span></text:p>
      <text:p text:style-name="Обычный"><text:span text:style-name="T442">Бренчат кавалергарда шпоры;</text:span></text:p>
      <text:p text:style-name="Обычный"><text:span text:style-name="T443">Летают ножки милых дам;</text:span></text:p>
      <text:p text:style-name="Обычный"><text:span text:style-name="T444">По их пленительным следам</text:span></text:p>
      <text:p text:style-name="Обычный"><text:span text:style-name="T445">Летают пламенные взоры,</text:span></text:p>
      <text:p text:style-name="Обычный"><text:span text:style-name="T446">И ревом скрыпок заглушен</text:span></text:p>
      <text:p text:style-name="Обычный"><text:span text:style-name="T447">Ревнивый шепот модных жен.</text:span></text:p>
      <text:p text:style-name="Обычный"><text:span text:style-name="T448"> </text:span></text:p>
      <text:p text:style-name="Обычный"><text:span text:style-name="T449">XXIX.</text:span></text:p>
      <text:p text:style-name="Обычный"><text:span text:style-name="T450"> </text:span></text:p>
      <text:p text:style-name="Обычный"><text:span text:style-name="T451">Во дни веселий и желаний</text:span></text:p>
      <text:soft-page-break/>
      <text:p text:style-name="Обычный"><text:span text:style-name="T452">Я был от балов без ума:</text:span></text:p>
      <text:p text:style-name="Обычный"><text:span text:style-name="T453">Верней нет места для признаний</text:span></text:p>
      <text:p text:style-name="Обычный"><text:span text:style-name="T454">И для вручения письма.</text:span></text:p>
      <text:p text:style-name="Обычный"><text:span text:style-name="T455">О вы, почтенные супруги!</text:span></text:p>
      <text:p text:style-name="Обычный"><text:span text:style-name="T456">Вам предложу свои услуги;</text:span></text:p>
      <text:p text:style-name="Обычный"><text:span text:style-name="T457">Прошу мою заметить речь:</text:span></text:p>
      <text:p text:style-name="Обычный"><text:span text:style-name="T458">Я вас хочу предостеречь.</text:span></text:p>
      <text:p text:style-name="Обычный"><text:span text:style-name="T459">Вы также, маменьки, построже</text:span></text:p>
      <text:p text:style-name="Обычный"><text:span text:style-name="T460">За дочерьми смотрите вслед:</text:span></text:p>
      <text:p text:style-name="Обычный"><text:span text:style-name="T461">Держите прямо свой лорнет!</text:span></text:p>
      <text:p text:style-name="Обычный"><text:span text:style-name="T462">Не то... не то, избави боже!</text:span></text:p>
      <text:p text:style-name="Обычный"><text:span text:style-name="T463">Я это потому пишу,</text:span></text:p>
      <text:p text:style-name="Обычный"><text:span text:style-name="T464">Что уж давно я не грешу.</text:span></text:p>
      <text:p text:style-name="Обычный"><text:span text:style-name="T465"> </text:span></text:p>
      <text:p text:style-name="Обычный"><text:span text:style-name="T466">XXX.</text:span></text:p>
      <text:p text:style-name="Обычный"><text:span text:style-name="T467"> </text:span></text:p>
      <text:p text:style-name="Обычный"><text:span text:style-name="T468">Увы, на разные забавы</text:span></text:p>
      <text:p text:style-name="Обычный"><text:span text:style-name="T469">Я много жизни погубил!</text:span></text:p>
      <text:p text:style-name="Обычный"><text:span text:style-name="T470">Но если б не страдали нравы,</text:span></text:p>
      <text:p text:style-name="Обычный"><text:span text:style-name="T471">Я балы б до сих пор любил.</text:span></text:p>
      <text:p text:style-name="Обычный"><text:span text:style-name="T472">Люблю я бешеную младость,</text:span></text:p>
      <text:p text:style-name="Обычный"><text:span text:style-name="T473">И тесноту, и блеск, и радость,</text:span></text:p>
      <text:p text:style-name="Обычный"><text:span text:style-name="T474">И дам обдуманный наряд;</text:span></text:p>
      <text:p text:style-name="Обычный"><text:span text:style-name="T475">Люблю их ножки; только вряд</text:span></text:p>
      <text:p text:style-name="Обычный"><text:span text:style-name="T476">Найдете вы в России целой</text:span></text:p>
      <text:soft-page-break/>
      <text:p text:style-name="Обычный"><text:span text:style-name="T477">Три пары стройных женских ног.</text:span></text:p>
      <text:p text:style-name="Обычный"><text:span text:style-name="T478">Ах! долго я забыть не мог</text:span></text:p>
      <text:p text:style-name="Обычный"><text:span text:style-name="T479">Две ножки... Грустный, охладелый,</text:span></text:p>
      <text:p text:style-name="Обычный"><text:span text:style-name="T480">Я все их помню, и во сне</text:span></text:p>
      <text:p text:style-name="Обычный"><text:span text:style-name="T481">Они тревожат сердце мне.</text:span></text:p>
      <text:p text:style-name="Обычный"><text:span text:style-name="T482"> </text:span></text:p>
      <text:p text:style-name="Обычный"><text:span text:style-name="T483">XXXI.</text:span></text:p>
      <text:p text:style-name="Обычный"><text:span text:style-name="T484"> </text:span></text:p>
      <text:p text:style-name="Обычный"><text:span text:style-name="T485">Когда ж, и где, в какой пустыне,</text:span></text:p>
      <text:p text:style-name="Обычный"><text:span text:style-name="T486">Безумец, их забудешь ты?</text:span></text:p>
      <text:p text:style-name="Обычный"><text:span text:style-name="T487">Ах, ножки, ножки! где вы ныне?</text:span></text:p>
      <text:p text:style-name="Обычный"><text:span text:style-name="T488">Где мнете вешние цветы?</text:span></text:p>
      <text:p text:style-name="Обычный"><text:span text:style-name="T489">Взлелеяны в восточной неге,</text:span></text:p>
      <text:p text:style-name="Обычный"><text:span text:style-name="T490">На северном, печальном снеге</text:span></text:p>
      <text:p text:style-name="Обычный"><text:span text:style-name="T491">Вы не оставили следов:</text:span></text:p>
      <text:p text:style-name="Обычный"><text:span text:style-name="T492">Любили мягких вы ковров</text:span></text:p>
      <text:p text:style-name="Обычный"><text:span text:style-name="T493">Роскошное прикосновенье.</text:span></text:p>
      <text:p text:style-name="Обычный"><text:span text:style-name="T494">Давно ль для вас я забывал</text:span></text:p>
      <text:p text:style-name="Обычный"><text:span text:style-name="T495">И жажду славы и похвал,</text:span></text:p>
      <text:p text:style-name="Обычный"><text:span text:style-name="T496">И край отцов, и заточенье?</text:span></text:p>
      <text:p text:style-name="Обычный"><text:span text:style-name="T497">Исчезло счастье юных лет -</text:span></text:p>
      <text:p text:style-name="Обычный"><text:span text:style-name="T498">Как на лугах ваш легкий след.</text:span></text:p>
      <text:p text:style-name="Обычный"><text:span text:style-name="T499"> </text:span></text:p>
      <text:p text:style-name="Обычный"><text:span text:style-name="T500">XXXII.</text:span></text:p>
      <text:p text:style-name="Обычный"><text:span text:style-name="T501"> </text:span></text:p>
      <text:soft-page-break/>
      <text:p text:style-name="Обычный"><text:span text:style-name="T502">Дианы грудь, ланиты Флоры</text:span></text:p>
      <text:p text:style-name="Обычный"><text:span text:style-name="T503">Прелестны, милые друзья!</text:span></text:p>
      <text:p text:style-name="Обычный"><text:span text:style-name="T504">Однако ножка Терпсихоры</text:span></text:p>
      <text:p text:style-name="Обычный"><text:span text:style-name="T505">Прелестней чем-то для меня.</text:span></text:p>
      <text:p text:style-name="Обычный"><text:span text:style-name="T506">Она, пророчествуя взгляду</text:span></text:p>
      <text:p text:style-name="Обычный"><text:span text:style-name="T507">Неоценимую награду,</text:span></text:p>
      <text:p text:style-name="Обычный"><text:span text:style-name="T508">Влечет условною красой</text:span></text:p>
      <text:p text:style-name="Обычный"><text:span text:style-name="T509">Желаний своевольный рой.</text:span></text:p>
      <text:p text:style-name="Обычный"><text:span text:style-name="T510">Люблю ее, мой друг Эльвина,</text:span></text:p>
      <text:p text:style-name="Обычный"><text:span text:style-name="T511">Под длинной скатертью столов,</text:span></text:p>
      <text:p text:style-name="Обычный"><text:span text:style-name="T512">Весной на мураве лугов,</text:span></text:p>
      <text:p text:style-name="Обычный"><text:span text:style-name="T513">Зимой на чугуне камина,</text:span></text:p>
      <text:p text:style-name="Обычный"><text:span text:style-name="T514">На зеркальном паркете зал,</text:span></text:p>
      <text:p text:style-name="Обычный"><text:span text:style-name="T515">У моря на граните скал.</text:span></text:p>
      <text:p text:style-name="Обычный"><text:span text:style-name="T516"> </text:span></text:p>
      <text:p text:style-name="Обычный"><text:span text:style-name="T517">XXXIII.</text:span></text:p>
      <text:p text:style-name="Обычный"><text:span text:style-name="T518"> </text:span></text:p>
      <text:p text:style-name="Обычный"><text:span text:style-name="T519">Я помню море пред грозою:</text:span></text:p>
      <text:p text:style-name="Обычный"><text:span text:style-name="T520">Как я завидовал волнам,</text:span></text:p>
      <text:p text:style-name="Обычный"><text:span text:style-name="T521">Бегущим бурной чередою</text:span></text:p>
      <text:p text:style-name="Обычный"><text:span text:style-name="T522">С любовью лечь к ее ногам!</text:span></text:p>
      <text:p text:style-name="Обычный"><text:span text:style-name="T523">Как я желал тогда с волнами</text:span></text:p>
      <text:p text:style-name="Обычный"><text:span text:style-name="T524">Коснуться милых ног устами!</text:span></text:p>
      <text:p text:style-name="Обычный"><text:span text:style-name="T525">Нет, никогда средь пылких дней</text:span></text:p>
      <text:p text:style-name="Обычный"><text:span text:style-name="T526">Кипящей младости моей</text:span></text:p>
      <text:soft-page-break/>
      <text:p text:style-name="Обычный"><text:span text:style-name="T527">Я не желал с таким мученьем</text:span></text:p>
      <text:p text:style-name="Обычный"><text:span text:style-name="T528">Лобзать уста младых Армид,</text:span></text:p>
      <text:p text:style-name="Обычный"><text:span text:style-name="T529">Иль розы пламенных ланит,</text:span></text:p>
      <text:p text:style-name="Обычный"><text:span text:style-name="T530">Иль перси, полные томленьем;</text:span></text:p>
      <text:p text:style-name="Обычный"><text:span text:style-name="T531">Нет, никогда порыв страстей</text:span></text:p>
      <text:p text:style-name="Обычный"><text:span text:style-name="T532">Так не терзал души моей!</text:span></text:p>
      <text:p text:style-name="Обычный"><text:span text:style-name="T533"> </text:span></text:p>
      <text:p text:style-name="Обычный"><text:span text:style-name="T534">XXXIV.</text:span></text:p>
      <text:p text:style-name="Обычный"><text:span text:style-name="T535"> </text:span></text:p>
      <text:p text:style-name="Обычный"><text:span text:style-name="T536">Мне памятно другое время!</text:span></text:p>
      <text:p text:style-name="Обычный"><text:span text:style-name="T537">В заветных иногда мечтах</text:span></text:p>
      <text:p text:style-name="Обычный"><text:span text:style-name="T538">Держу я счастливое стремя...</text:span></text:p>
      <text:p text:style-name="Обычный"><text:span text:style-name="T539">И ножку чувствую в руках;</text:span></text:p>
      <text:p text:style-name="Обычный"><text:span text:style-name="T540">Опять кипит воображенье,</text:span></text:p>
      <text:p text:style-name="Обычный"><text:span text:style-name="T541">Опять ее прикосновенье</text:span></text:p>
      <text:p text:style-name="Обычный"><text:span text:style-name="T542">Зажгло в увядшем сердце кровь,</text:span></text:p>
      <text:p text:style-name="Обычный"><text:span text:style-name="T543">Опять тоска, опять любовь!..</text:span></text:p>
      <text:p text:style-name="Обычный"><text:span text:style-name="T544">Но полно прославлять надменных</text:span></text:p>
      <text:p text:style-name="Обычный"><text:span text:style-name="T545">Болтливой лирою своей;</text:span></text:p>
      <text:p text:style-name="Обычный"><text:span text:style-name="T546">Они не стоят ни страстей,</text:span></text:p>
      <text:p text:style-name="Обычный"><text:span text:style-name="T547">Ни песен, ими вдохновенных:</text:span></text:p>
      <text:p text:style-name="Обычный"><text:span text:style-name="T548">Слова и взор волшебниц сих</text:span></text:p>
      <text:p text:style-name="Обычный"><text:span text:style-name="T549">Обманчивы... как ножки их.</text:span></text:p>
      <text:p text:style-name="Обычный"><text:span text:style-name="T550"> </text:span></text:p>
      <text:p text:style-name="Обычный"><text:span text:style-name="T551">XXXV.</text:span></text:p>
      <text:soft-page-break/>
      <text:p text:style-name="Обычный"><text:span text:style-name="T552"> </text:span></text:p>
      <text:p text:style-name="Обычный"><text:span text:style-name="T553">Что ж мой Онегин? Полусонный</text:span></text:p>
      <text:p text:style-name="Обычный"><text:span text:style-name="T554">В постелю с бала едет он:</text:span></text:p>
      <text:p text:style-name="Обычный"><text:span text:style-name="T555">А Петербург неугомонный</text:span></text:p>
      <text:p text:style-name="Обычный"><text:span text:style-name="T556">Уж барабаном пробужден.</text:span></text:p>
      <text:p text:style-name="Обычный"><text:span text:style-name="T557">Встает купец, идет разносчик,</text:span></text:p>
      <text:p text:style-name="Обычный"><text:span text:style-name="T558">На биржу тянется извозчик,</text:span></text:p>
      <text:p text:style-name="Обычный"><text:span text:style-name="T559">С кувшином охтенка спешит,</text:span></text:p>
      <text:p text:style-name="Обычный"><text:span text:style-name="T560">Под ней снег утренний хрустит.</text:span></text:p>
      <text:p text:style-name="Обычный"><text:span text:style-name="T561">Проснулся утра шум приятный.</text:span></text:p>
      <text:p text:style-name="Обычный"><text:span text:style-name="T562">Открыты ставни; трубный дым</text:span></text:p>
      <text:p text:style-name="Обычный"><text:span text:style-name="T563">Столбом восходит голубым,</text:span></text:p>
      <text:p text:style-name="Обычный"><text:span text:style-name="T564">И хлебник, немец аккуратный,</text:span></text:p>
      <text:p text:style-name="Обычный"><text:span text:style-name="T565">В бумажном колпаке, не раз</text:span></text:p>
      <text:p text:style-name="Обычный"><text:span text:style-name="T566">Уж отворял свой васисдас.</text:span></text:p>
      <text:p text:style-name="Обычный"><text:span text:style-name="T567"> </text:span></text:p>
      <text:p text:style-name="Обычный"><text:span text:style-name="T568">XXXVI.</text:span></text:p>
      <text:p text:style-name="Обычный"><text:span text:style-name="T569"> </text:span></text:p>
      <text:p text:style-name="Обычный"><text:span text:style-name="T570">Но, шумом бала утомленный,</text:span></text:p>
      <text:p text:style-name="Обычный"><text:span text:style-name="T571">И утро в полночь обратя,</text:span></text:p>
      <text:p text:style-name="Обычный"><text:span text:style-name="T572">Спокойно спит в тени блаженной</text:span></text:p>
      <text:p text:style-name="Обычный"><text:span text:style-name="T573">Забав и роскоши дитя.</text:span></text:p>
      <text:p text:style-name="Обычный"><text:span text:style-name="T574">Проснется за-полдень, и снова</text:span></text:p>
      <text:p text:style-name="Обычный"><text:span text:style-name="T575">До утра жизнь его готова,</text:span></text:p>
      <text:p text:style-name="Обычный"><text:span text:style-name="T576">Однообразна и пестра.</text:span></text:p>
      <text:soft-page-break/>
      <text:p text:style-name="Обычный"><text:span text:style-name="T577">И завтра то же, что вчера.</text:span></text:p>
      <text:p text:style-name="Обычный"><text:span text:style-name="T578">Но был ли счастлив мой Евгений,</text:span></text:p>
      <text:p text:style-name="Обычный"><text:span text:style-name="T579">Свободный, в цвете лучших лет,</text:span></text:p>
      <text:p text:style-name="Обычный"><text:span text:style-name="T580">Среди блистательных побед,</text:span></text:p>
      <text:p text:style-name="Обычный"><text:span text:style-name="T581">Среди вседневных наслаждений?</text:span></text:p>
      <text:p text:style-name="Обычный"><text:span text:style-name="T582">Вотще ли был он средь пиров</text:span></text:p>
      <text:p text:style-name="Обычный"><text:span text:style-name="T583">Неосторожен и здоров?</text:span></text:p>
      <text:p text:style-name="Обычный"><text:span text:style-name="T584"> </text:span></text:p>
      <text:p text:style-name="Обычный"><text:span text:style-name="T585"> XXXVII.</text:span></text:p>
      <text:p text:style-name="Обычный"><text:span text:style-name="T586"> </text:span></text:p>
      <text:p text:style-name="Обычный"><text:span text:style-name="T587">Нет: рано чувства в нем остыли;</text:span></text:p>
      <text:p text:style-name="Обычный"><text:span text:style-name="T588">Ему наскучил света шум;</text:span></text:p>
      <text:p text:style-name="Обычный"><text:span text:style-name="T589">Красавицы не долго были</text:span></text:p>
      <text:p text:style-name="Обычный"><text:span text:style-name="T590">Предмет его привычных дум;</text:span></text:p>
      <text:p text:style-name="Обычный"><text:span text:style-name="T591">Измены утомить успели;</text:span></text:p>
      <text:p text:style-name="Обычный"><text:span text:style-name="T592">Друзья и дружба надоели,</text:span></text:p>
      <text:p text:style-name="Обычный"><text:span text:style-name="T593">Затем, что не всегда же мог</text:span></text:p>
      <text:p text:style-name="Обычный"><text:span text:style-name="T594">Beef-steaks и стразбургский пирог</text:span></text:p>
      <text:p text:style-name="Обычный"><text:span text:style-name="T595">Шампанской обливать бутылкой</text:span></text:p>
      <text:p text:style-name="Обычный"><text:span text:style-name="T596">И сыпать острые слова,</text:span></text:p>
      <text:p text:style-name="Обычный"><text:span text:style-name="T597">Когда болела голова;</text:span></text:p>
      <text:p text:style-name="Обычный"><text:span text:style-name="T598">И хоть он был повеса пылкой,</text:span></text:p>
      <text:p text:style-name="Обычный"><text:span text:style-name="T599">Но разлюбил он наконец</text:span></text:p>
      <text:p text:style-name="Обычный"><text:span text:style-name="T600">И брань, и саблю, и свинец.</text:span></text:p>
      <text:p text:style-name="Обычный"><text:span text:style-name="T601"> </text:span></text:p>
      <text:soft-page-break/>
      <text:p text:style-name="Обычный"><text:span text:style-name="T602">XXXVIII.</text:span></text:p>
      <text:p text:style-name="Обычный"><text:span text:style-name="T603"> </text:span></text:p>
      <text:p text:style-name="Обычный"><text:span text:style-name="T604">Недуг, которого причину</text:span></text:p>
      <text:p text:style-name="Обычный"><text:span text:style-name="T605">Давно бы отыскать пора,</text:span></text:p>
      <text:p text:style-name="Обычный"><text:span text:style-name="T606">Подобный английскому сплину,</text:span></text:p>
      <text:p text:style-name="Обычный"><text:span text:style-name="T607">Короче: русская хандра</text:span></text:p>
      <text:p text:style-name="Обычный"><text:span text:style-name="T608">Им овладела понемногу;</text:span></text:p>
      <text:p text:style-name="Обычный"><text:span text:style-name="T609">Он застрелиться, слава богу,</text:span></text:p>
      <text:p text:style-name="Обычный"><text:span text:style-name="T610">Попробовать не захотел,</text:span></text:p>
      <text:p text:style-name="Обычный"><text:span text:style-name="T611">Но к жизни вовсе охладел.</text:span></text:p>
      <text:p text:style-name="Обычный"><text:span text:style-name="T612">Как Child-Harold, угрюмый, томный</text:span></text:p>
      <text:p text:style-name="Обычный"><text:span text:style-name="T613">В гостиных появлялся он;</text:span></text:p>
      <text:p text:style-name="Обычный"><text:span text:style-name="T614">Ни сплетни света, ни бостон,</text:span></text:p>
      <text:p text:style-name="Обычный"><text:span text:style-name="T615">Ни милый взгляд, ни вздох нескромный,</text:span></text:p>
      <text:p text:style-name="Обычный"><text:span text:style-name="T616">Ничто не трогало его,</text:span></text:p>
      <text:p text:style-name="Обычный"><text:span text:style-name="T617">Не замечал он ничего.</text:span></text:p>
      <text:p text:style-name="Обычный"><text:span text:style-name="T618"> </text:span></text:p>
      <text:p text:style-name="Обычный"><text:span text:style-name="T619">XXXIX. XL. XLI.</text:span></text:p>
      <text:p text:style-name="Обычный"><text:span text:style-name="T620"> </text:span></text:p>
      <text:p text:style-name="Обычный"><text:span text:style-name="T621">. . . . . . . . . . . . . . .</text:span></text:p>
      <text:p text:style-name="Обычный"><text:span text:style-name="T622">. . . . . . . . . . . . . . .</text:span></text:p>
      <text:p text:style-name="Обычный"><text:span text:style-name="T623">. . . . . . . . . . . . . . .</text:span></text:p>
      <text:p text:style-name="Обычный"><text:span text:style-name="T624">. . . . . . . . . . . . . . .</text:span></text:p>
      <text:p text:style-name="Обычный"><text:span text:style-name="T625">. . . . . . . . . . . . . . .</text:span></text:p>
      <text:p text:style-name="Обычный"><text:span text:style-name="T626">. . . . . . . . . . . . . . .</text:span></text:p>
      <text:soft-page-break/>
      <text:p text:style-name="Обычный"><text:span text:style-name="T627"> </text:span></text:p>
      <text:p text:style-name="Обычный"><text:span text:style-name="T628">XLII.</text:span></text:p>
      <text:p text:style-name="Обычный"><text:span text:style-name="T629"> </text:span></text:p>
      <text:p text:style-name="Обычный"><text:span text:style-name="T630">Причудницы большого света!</text:span></text:p>
      <text:p text:style-name="Обычный"><text:span text:style-name="T631">Всех прежде вас оставил он;</text:span></text:p>
      <text:p text:style-name="Обычный"><text:span text:style-name="T632">И правда то, что в наши лета</text:span></text:p>
      <text:p text:style-name="Обычный"><text:span text:style-name="T633">Довольно скучен высший тон;</text:span></text:p>
      <text:p text:style-name="Обычный"><text:span text:style-name="T634">Хоть, может быть, иная дама</text:span></text:p>
      <text:p text:style-name="Обычный"><text:span text:style-name="T635">Толкует Сея и Бентама,</text:span></text:p>
      <text:p text:style-name="Обычный"><text:span text:style-name="T636">Но вообще их разговор</text:span></text:p>
      <text:p text:style-name="Обычный"><text:span text:style-name="T637">Несносный, хоть невинный вздор;</text:span></text:p>
      <text:p text:style-name="Обычный"><text:span text:style-name="T638">К тому ж они так непорочны,</text:span></text:p>
      <text:p text:style-name="Обычный"><text:span text:style-name="T639">Так величавы, так умны,</text:span></text:p>
      <text:p text:style-name="Обычный"><text:span text:style-name="T640">Так благочестия полны,</text:span></text:p>
      <text:p text:style-name="Обычный"><text:span text:style-name="T641">Так осмотрительны, так точны,</text:span></text:p>
      <text:p text:style-name="Обычный"><text:span text:style-name="T642">Так неприступны для мужчин,</text:span></text:p>
      <text:p text:style-name="Обычный"><text:span text:style-name="T643">Что вид их уж рождает сплин.</text:span></text:p>
      <text:p text:style-name="Обычный"><text:span text:style-name="T644"> </text:span></text:p>
      <text:p text:style-name="Обычный"><text:span text:style-name="T645">XLIII.</text:span></text:p>
      <text:p text:style-name="Обычный"><text:span text:style-name="T646"> </text:span></text:p>
      <text:p text:style-name="Обычный"><text:span text:style-name="T647">И вы, красотки молодые,</text:span></text:p>
      <text:p text:style-name="Обычный"><text:span text:style-name="T648">Которых позднею порой</text:span></text:p>
      <text:p text:style-name="Обычный"><text:span text:style-name="T649">Уносят дрожки удалые</text:span></text:p>
      <text:p text:style-name="Обычный"><text:span text:style-name="T650">По петербургской мостовой,</text:span></text:p>
      <text:p text:style-name="Обычный"><text:span text:style-name="T651">И вас покинул мой Евгений.</text:span></text:p>
      <text:soft-page-break/>
      <text:p text:style-name="Обычный"><text:span text:style-name="T652">Отступник бурных наслаждений,</text:span></text:p>
      <text:p text:style-name="Обычный"><text:span text:style-name="T653">Онегин дома заперся,</text:span></text:p>
      <text:p text:style-name="Обычный"><text:span text:style-name="T654">Зевая, за перо взялся,</text:span></text:p>
      <text:p text:style-name="Обычный"><text:span text:style-name="T655">Хотел писать - но труд упорный</text:span></text:p>
      <text:p text:style-name="Обычный"><text:span text:style-name="T656">Ему был тошен; ничего</text:span></text:p>
      <text:p text:style-name="Обычный"><text:span text:style-name="T657">Не вышло из пера его,</text:span></text:p>
      <text:p text:style-name="Обычный"><text:span text:style-name="T658">И не попал он в цех задорный</text:span></text:p>
      <text:p text:style-name="Обычный"><text:span text:style-name="T659">Людей, о коих не сужу,</text:span></text:p>
      <text:p text:style-name="Обычный"><text:span text:style-name="T660">Затем, что к ним принадлежу.</text:span></text:p>
      <text:p text:style-name="Обычный"><text:span text:style-name="T661"> </text:span></text:p>
      <text:p text:style-name="Обычный"><text:span text:style-name="T662">XLIV.</text:span></text:p>
      <text:p text:style-name="Обычный"><text:span text:style-name="T663"> </text:span></text:p>
      <text:p text:style-name="Обычный"><text:span text:style-name="T664">И снова, преданный безделью,</text:span></text:p>
      <text:p text:style-name="Обычный"><text:span text:style-name="T665">Томясь душевной пустотой,</text:span></text:p>
      <text:p text:style-name="Обычный"><text:span text:style-name="T666">Уселся он - с похвальной целью</text:span></text:p>
      <text:p text:style-name="Обычный"><text:span text:style-name="T667">Себе присвоить ум чужой;</text:span></text:p>
      <text:p text:style-name="Обычный"><text:span text:style-name="T668">Отрядом книг уставил полку,</text:span></text:p>
      <text:p text:style-name="Обычный"><text:span text:style-name="T669">Читал, читал, а всё без толку:</text:span></text:p>
      <text:p text:style-name="Обычный"><text:span text:style-name="T670">Там скука, там обман иль бред;</text:span></text:p>
      <text:p text:style-name="Обычный"><text:span text:style-name="T671">В том совести, в том смысла нет;</text:span></text:p>
      <text:p text:style-name="Обычный"><text:span text:style-name="T672">На всех различные вериги;</text:span></text:p>
      <text:p text:style-name="Обычный"><text:span text:style-name="T673">И устарела старина,</text:span></text:p>
      <text:p text:style-name="Обычный"><text:span text:style-name="T674">И старым бредит новизна.</text:span></text:p>
      <text:p text:style-name="Обычный"><text:span text:style-name="T675">Как женщин, он оставил книги,</text:span></text:p>
      <text:p text:style-name="Обычный"><text:span text:style-name="T676">И полку, с пыльной их семьей,</text:span></text:p>
      <text:soft-page-break/>
      <text:p text:style-name="Обычный"><text:span text:style-name="T677">Задернул траурной тафтой.</text:span></text:p>
      <text:p text:style-name="Обычный"><text:span text:style-name="T678"> </text:span></text:p>
      <text:p text:style-name="Обычный"><text:span text:style-name="T679">XLV.</text:span></text:p>
      <text:p text:style-name="Обычный"><text:span text:style-name="T680"> </text:span></text:p>
      <text:p text:style-name="Обычный"><text:span text:style-name="T681">Условий света свергнув бремя,</text:span></text:p>
      <text:p text:style-name="Обычный"><text:span text:style-name="T682">Как он, отстав от суеты,</text:span></text:p>
      <text:p text:style-name="Обычный"><text:span text:style-name="T683">С ним подружился я в то время.</text:span></text:p>
      <text:p text:style-name="Обычный"><text:span text:style-name="T684">Мне нравились его черты,</text:span></text:p>
      <text:p text:style-name="Обычный"><text:span text:style-name="T685">Мечтам невольная преданность,</text:span></text:p>
      <text:p text:style-name="Обычный"><text:span text:style-name="T686">Неподражательная странность</text:span></text:p>
      <text:p text:style-name="Обычный"><text:span text:style-name="T687">И резкий, охлажденный ум.</text:span></text:p>
      <text:p text:style-name="Обычный"><text:span text:style-name="T688">Я был озлоблен, он угрюм;</text:span></text:p>
      <text:p text:style-name="Обычный"><text:span text:style-name="T689">Страстей игру мы знали оба:</text:span></text:p>
      <text:p text:style-name="Обычный"><text:span text:style-name="T690">Томила жизнь обоих нас;</text:span></text:p>
      <text:p text:style-name="Обычный"><text:span text:style-name="T691">В обоих сердца жар угас;</text:span></text:p>
      <text:p text:style-name="Обычный"><text:span text:style-name="T692">Обоих ожидала злоба</text:span></text:p>
      <text:p text:style-name="Обычный"><text:span text:style-name="T693">Слепой Фортуны и людей</text:span></text:p>
      <text:p text:style-name="Обычный"><text:span text:style-name="T694">На самом утре наших дней.</text:span></text:p>
      <text:p text:style-name="Обычный"><text:span text:style-name="T695"> </text:span></text:p>
      <text:p text:style-name="Обычный"><text:span text:style-name="T696">XLVI.</text:span></text:p>
      <text:p text:style-name="Обычный"><text:span text:style-name="T697"> </text:span></text:p>
      <text:p text:style-name="Обычный"><text:span text:style-name="T698">Кто жил и мыслил, тот не может</text:span></text:p>
      <text:p text:style-name="Обычный"><text:span text:style-name="T699">В душе не презирать людей;</text:span></text:p>
      <text:p text:style-name="Обычный"><text:span text:style-name="T700">Кто чувствовал, того тревожит</text:span></text:p>
      <text:p text:style-name="Обычный"><text:span text:style-name="T701">Призрак невозвратимых дней:</text:span></text:p>
      <text:soft-page-break/>
      <text:p text:style-name="Обычный"><text:span text:style-name="T702">Тому уж нет очарований.</text:span></text:p>
      <text:p text:style-name="Обычный"><text:span text:style-name="T703">Того змия воспоминаний,</text:span></text:p>
      <text:p text:style-name="Обычный"><text:span text:style-name="T704">Того раскаянье грызет.</text:span></text:p>
      <text:p text:style-name="Обычный"><text:span text:style-name="T705">Все это часто придает</text:span></text:p>
      <text:p text:style-name="Обычный"><text:span text:style-name="T706">Большую прелесть разговору.</text:span></text:p>
      <text:p text:style-name="Обычный"><text:span text:style-name="T707">Сперва Онегина язык</text:span></text:p>
      <text:p text:style-name="Обычный"><text:span text:style-name="T708">Меня смущал; но я привык</text:span></text:p>
      <text:p text:style-name="Обычный"><text:span text:style-name="T709">К его язвительному спору,</text:span></text:p>
      <text:p text:style-name="Обычный"><text:span text:style-name="T710">И к шутке с желчью пополам,</text:span></text:p>
      <text:p text:style-name="Обычный"><text:span text:style-name="T711">И злости мрачных эпиграмм.</text:span></text:p>
      <text:p text:style-name="Обычный"><text:span text:style-name="T712"> </text:span></text:p>
      <text:p text:style-name="Обычный"><text:span text:style-name="T713">XLVII.</text:span></text:p>
      <text:p text:style-name="Обычный"><text:span text:style-name="T714"> </text:span></text:p>
      <text:p text:style-name="Обычный"><text:span text:style-name="T715">Как часто летнею порою,</text:span></text:p>
      <text:p text:style-name="Обычный"><text:span text:style-name="T716">Когда прозрачно и светло</text:span></text:p>
      <text:p text:style-name="Обычный"><text:span text:style-name="T717">Ночное небо над Невою,</text:span></text:p>
      <text:p text:style-name="Обычный"><text:span text:style-name="T718">И вод веселое стекло</text:span></text:p>
      <text:p text:style-name="Обычный"><text:span text:style-name="T719">Не отражает лик Дианы,</text:span></text:p>
      <text:p text:style-name="Обычный"><text:span text:style-name="T720">Воспомня прежних лет романы,</text:span></text:p>
      <text:p text:style-name="Обычный"><text:span text:style-name="T721">Воспомня прежнюю любовь,</text:span></text:p>
      <text:p text:style-name="Обычный"><text:span text:style-name="T722">Чувствительны, беспечны вновь,</text:span></text:p>
      <text:p text:style-name="Обычный"><text:span text:style-name="T723">Дыханьем ночи благосклонной</text:span></text:p>
      <text:p text:style-name="Обычный"><text:span text:style-name="T724">Безмолвно упивались мы!</text:span></text:p>
      <text:p text:style-name="Обычный"><text:span text:style-name="T725">Как в лес зеленый из тюрьмы</text:span></text:p>
      <text:p text:style-name="Обычный"><text:span text:style-name="T726">Перенесен колодник сонный,</text:span></text:p>
      <text:soft-page-break/>
      <text:p text:style-name="Обычный"><text:span text:style-name="T727">Так уносились мы мечтой</text:span></text:p>
      <text:p text:style-name="Обычный"><text:span text:style-name="T728">К началу жизни молодой.</text:span></text:p>
      <text:p text:style-name="Обычный"><text:span text:style-name="T729"> </text:span></text:p>
      <text:p text:style-name="Обычный"><text:span text:style-name="T730">XLVIII.</text:span></text:p>
      <text:p text:style-name="Обычный"><text:span text:style-name="T731"> </text:span></text:p>
      <text:p text:style-name="Обычный"><text:span text:style-name="T732">С душою, полной сожалений,</text:span></text:p>
      <text:p text:style-name="Обычный"><text:span text:style-name="T733">И опершися на гранит,</text:span></text:p>
      <text:p text:style-name="Обычный"><text:span text:style-name="T734">Стоял задумчиво Евгений,</text:span></text:p>
      <text:p text:style-name="Обычный"><text:span text:style-name="T735">Как описал себя Пиит (9).</text:span></text:p>
      <text:p text:style-name="Обычный"><text:span text:style-name="T736">Все было тихо; лишь ночные</text:span></text:p>
      <text:p text:style-name="Обычный"><text:span text:style-name="T737">Перекликались часовые;</text:span></text:p>
      <text:p text:style-name="Обычный"><text:span text:style-name="T738">Да дрожек отдаленный стук</text:span></text:p>
      <text:p text:style-name="Обычный"><text:span text:style-name="T739">С Мильонной раздавался вдруг;</text:span></text:p>
      <text:p text:style-name="Обычный"><text:span text:style-name="T740">Лишь лодка, веслами махая,</text:span></text:p>
      <text:p text:style-name="Обычный"><text:span text:style-name="T741">Плыла по дремлющей реке:</text:span></text:p>
      <text:p text:style-name="Обычный"><text:span text:style-name="T742">И нас пленяли вдалеке</text:span></text:p>
      <text:p text:style-name="Обычный"><text:span text:style-name="T743">Рожок и песня удалая...</text:span></text:p>
      <text:p text:style-name="Обычный"><text:span text:style-name="T744">Но слаще, средь ночных забав,</text:span></text:p>
      <text:p text:style-name="Обычный"><text:span text:style-name="T745">Напев Торкватовых октав!</text:span></text:p>
      <text:p text:style-name="Обычный"><text:span text:style-name="T746"> </text:span></text:p>
      <text:p text:style-name="Обычный"><text:span text:style-name="T747">XLIX.</text:span></text:p>
      <text:p text:style-name="Обычный"><text:span text:style-name="T748"> </text:span></text:p>
      <text:p text:style-name="Обычный"><text:span text:style-name="T749">Адриатические волны,</text:span></text:p>
      <text:p text:style-name="Обычный"><text:span text:style-name="T750">О Брента! нет, увижу вас,</text:span></text:p>
      <text:p text:style-name="Обычный"><text:span text:style-name="T751">И вдохновенья снова полный,</text:span></text:p>
      <text:soft-page-break/>
      <text:p text:style-name="Обычный"><text:span text:style-name="T752">Услышу ваш волшебный глас!</text:span></text:p>
      <text:p text:style-name="Обычный"><text:span text:style-name="T753">Он свят для внуков Аполлона;</text:span></text:p>
      <text:p text:style-name="Обычный"><text:span text:style-name="T754">По гордой лире Альбиона</text:span></text:p>
      <text:p text:style-name="Обычный"><text:span text:style-name="T755">Он мне знаком, он мне родной.</text:span></text:p>
      <text:p text:style-name="Обычный"><text:span text:style-name="T756">Ночей Италии златой</text:span></text:p>
      <text:p text:style-name="Обычный"><text:span text:style-name="T757">Я негой наслажусь на воле,</text:span></text:p>
      <text:p text:style-name="Обычный"><text:span text:style-name="T758">С венециянкою младой,</text:span></text:p>
      <text:p text:style-name="Обычный"><text:span text:style-name="T759">То говорливой, то немой,</text:span></text:p>
      <text:p text:style-name="Обычный"><text:span text:style-name="T760">Плывя в таинственной гондоле;</text:span></text:p>
      <text:p text:style-name="Обычный"><text:span text:style-name="T761">С ней обретут уста мои</text:span></text:p>
      <text:p text:style-name="Обычный"><text:span text:style-name="T762">Язык Петрарки и любви.</text:span></text:p>
      <text:p text:style-name="Обычный"><text:span text:style-name="T763"> </text:span></text:p>
      <text:p text:style-name="Обычный"><text:span text:style-name="T764">L.</text:span></text:p>
      <text:p text:style-name="Обычный"><text:span text:style-name="T765"> </text:span></text:p>
      <text:p text:style-name="Обычный"><text:span text:style-name="T766">Придет ли час моей свободы?</text:span></text:p>
      <text:p text:style-name="Обычный"><text:span text:style-name="T767">Пора, пора! - взываю к ней;</text:span></text:p>
      <text:p text:style-name="Обычный"><text:span text:style-name="T768">Брожу над морем, жду погоды,</text:span></text:p>
      <text:p text:style-name="Обычный"><text:span text:style-name="T769">Маню ветрила кораблей.</text:span></text:p>
      <text:p text:style-name="Обычный"><text:span text:style-name="T770">Под ризой бурь, с волнами споря,</text:span></text:p>
      <text:p text:style-name="Обычный"><text:span text:style-name="T771">По вольному распутью моря</text:span></text:p>
      <text:p text:style-name="Обычный"><text:span text:style-name="T772">Когда ж начну я вольный бег?</text:span></text:p>
      <text:p text:style-name="Обычный"><text:span text:style-name="T773">Пора покинуть скучный брег</text:span></text:p>
      <text:p text:style-name="Обычный"><text:span text:style-name="T774">Мне неприязненной стихии,</text:span></text:p>
      <text:p text:style-name="Обычный"><text:span text:style-name="T775">И средь полуденных зыбей,</text:span></text:p>
      <text:p text:style-name="Обычный"><text:span text:style-name="T776">Под небом Африки моей,</text:span></text:p>
      <text:soft-page-break/>
      <text:p text:style-name="Обычный"><text:span text:style-name="T777">Вздыхать о сумрачной России,</text:span></text:p>
      <text:p text:style-name="Обычный"><text:span text:style-name="T778">Где я страдал, где я любил,</text:span></text:p>
      <text:p text:style-name="Обычный"><text:span text:style-name="T779">Где сердце я похоронил.</text:span></text:p>
      <text:p text:style-name="Обычный"><text:span text:style-name="T780"> </text:span></text:p>
      <text:p text:style-name="Обычный"><text:span text:style-name="T781">LI.</text:span></text:p>
      <text:p text:style-name="Обычный"><text:span text:style-name="T782"> </text:span></text:p>
      <text:p text:style-name="Обычный"><text:span text:style-name="T783">Онегин был готов со мною</text:span></text:p>
      <text:p text:style-name="Обычный"><text:span text:style-name="T784">Увидеть чуждые страны;</text:span></text:p>
      <text:p text:style-name="Обычный"><text:span text:style-name="T785">Но скоро были мы судьбою</text:span></text:p>
      <text:p text:style-name="Обычный"><text:span text:style-name="T786">На долгий срок разведены.</text:span></text:p>
      <text:p text:style-name="Обычный"><text:span text:style-name="T787">Отец его тогда скончался.</text:span></text:p>
      <text:p text:style-name="Обычный"><text:span text:style-name="T788">Перед Онегиным собрался</text:span></text:p>
      <text:p text:style-name="Обычный"><text:span text:style-name="T789">Заимодавцев жадный полк.</text:span></text:p>
      <text:p text:style-name="Обычный"><text:span text:style-name="T790">У каждого свой ум и толк:</text:span></text:p>
      <text:p text:style-name="Обычный"><text:span text:style-name="T791">Евгений, тяжбы ненавидя,</text:span></text:p>
      <text:p text:style-name="Обычный"><text:span text:style-name="T792">Довольный жребием своим,</text:span></text:p>
      <text:p text:style-name="Обычный"><text:span text:style-name="T793">Наследство предоставил им,</text:span></text:p>
      <text:p text:style-name="Обычный"><text:span text:style-name="T794">Большой потери в том не видя</text:span></text:p>
      <text:p text:style-name="Обычный"><text:span text:style-name="T795">Иль предузнав издалека</text:span></text:p>
      <text:p text:style-name="Обычный"><text:span text:style-name="T796">Кончину дяди-старика.</text:span></text:p>
      <text:p text:style-name="Обычный"><text:span text:style-name="T797"> </text:span></text:p>
      <text:p text:style-name="Обычный"><text:span text:style-name="T798">LII.</text:span></text:p>
      <text:p text:style-name="Обычный"><text:span text:style-name="T799"> </text:span></text:p>
      <text:p text:style-name="Обычный"><text:span text:style-name="T800">Вдруг получил он в самом деле</text:span></text:p>
      <text:p text:style-name="Обычный"><text:span text:style-name="T801">От управителя доклад,</text:span></text:p>
      <text:soft-page-break/>
      <text:p text:style-name="Обычный"><text:span text:style-name="T802">Что дядя при смерти в постеле</text:span></text:p>
      <text:p text:style-name="Обычный"><text:span text:style-name="T803">И с ним проститься был бы рад.</text:span></text:p>
      <text:p text:style-name="Обычный"><text:span text:style-name="T804">Прочтя печальное посланье,</text:span></text:p>
      <text:p text:style-name="Обычный"><text:span text:style-name="T805">Евгений тотчас на свиданье</text:span></text:p>
      <text:p text:style-name="Обычный"><text:span text:style-name="T806">Стремглав по почте поскакал</text:span></text:p>
      <text:p text:style-name="Обычный"><text:span text:style-name="T807">И уж заранее зевал,</text:span></text:p>
      <text:p text:style-name="Обычный"><text:span text:style-name="T808">Приготовляясь, денег ради,</text:span></text:p>
      <text:p text:style-name="Обычный"><text:span text:style-name="T809">На вздохи, скуку и обман</text:span></text:p>
      <text:p text:style-name="Обычный"><text:span text:style-name="T810">(И тем я начал мой роман);</text:span></text:p>
      <text:p text:style-name="Обычный"><text:span text:style-name="T811">Но, прилетев в деревню дяди,</text:span></text:p>
      <text:p text:style-name="Обычный"><text:span text:style-name="T812">Его нашел уж на столе,</text:span></text:p>
      <text:p text:style-name="Обычный"><text:span text:style-name="T813">Как дань готовую земле.</text:span></text:p>
      <text:p text:style-name="Обычный"><text:span text:style-name="T814"> </text:span></text:p>
      <text:p text:style-name="Обычный"><text:span text:style-name="T815">LIII.</text:span></text:p>
      <text:p text:style-name="Обычный"><text:span text:style-name="T816"> </text:span></text:p>
      <text:p text:style-name="Обычный"><text:span text:style-name="T817">Нашел он полон двор услуги;</text:span></text:p>
      <text:p text:style-name="Обычный"><text:span text:style-name="T818">К покойнику со всех сторон</text:span></text:p>
      <text:p text:style-name="Обычный"><text:span text:style-name="T819">Съезжались недруги и други,</text:span></text:p>
      <text:p text:style-name="Обычный"><text:span text:style-name="T820">Охотники до похорон.</text:span></text:p>
      <text:p text:style-name="Обычный"><text:span text:style-name="T821">Покойника похоронили.</text:span></text:p>
      <text:p text:style-name="Обычный"><text:span text:style-name="T822">Попы и гости ели, пили,</text:span></text:p>
      <text:p text:style-name="Обычный"><text:span text:style-name="T823">И после важно разошлись,</text:span></text:p>
      <text:p text:style-name="Обычный"><text:span text:style-name="T824">Как будто делом занялись.</text:span></text:p>
      <text:p text:style-name="Обычный"><text:span text:style-name="T825">Вот наш Онегин сельский житель,</text:span></text:p>
      <text:p text:style-name="Обычный"><text:span text:style-name="T826">Заводов, вод, лесов, земель</text:span></text:p>
      <text:soft-page-break/>
      <text:p text:style-name="Обычный"><text:span text:style-name="T827">Хозяин полный, а досель</text:span></text:p>
      <text:p text:style-name="Обычный"><text:span text:style-name="T828">Порядка враг и расточитель,</text:span></text:p>
      <text:p text:style-name="Обычный"><text:span text:style-name="T829">И очень рад, что прежний путь</text:span></text:p>
      <text:p text:style-name="Обычный"><text:span text:style-name="T830">Переменил на что-нибудь.</text:span></text:p>
      <text:p text:style-name="Обычный"><text:span text:style-name="T831"> </text:span></text:p>
      <text:p text:style-name="Обычный"><text:span text:style-name="T832">LIV.</text:span></text:p>
      <text:p text:style-name="Обычный"><text:span text:style-name="T833"> </text:span></text:p>
      <text:p text:style-name="Обычный"><text:span text:style-name="T834">Два дня ему казались новы</text:span></text:p>
      <text:p text:style-name="Обычный"><text:span text:style-name="T835">Уединенные поля,</text:span></text:p>
      <text:p text:style-name="Обычный"><text:span text:style-name="T836">Прохлада сумрачной дубровы,</text:span></text:p>
      <text:p text:style-name="Обычный"><text:span text:style-name="T837">Журчанье тихого ручья;</text:span></text:p>
      <text:p text:style-name="Обычный"><text:span text:style-name="T838">На третий роща, холм и поле</text:span></text:p>
      <text:p text:style-name="Обычный"><text:span text:style-name="T839">Его не занимали боле;</text:span></text:p>
      <text:p text:style-name="Обычный"><text:span text:style-name="T840">Потом уж наводили сон;</text:span></text:p>
      <text:p text:style-name="Обычный"><text:span text:style-name="T841">Потом увидел ясно он,</text:span></text:p>
      <text:p text:style-name="Обычный"><text:span text:style-name="T842">Что и в деревне скука та же,</text:span></text:p>
      <text:p text:style-name="Обычный"><text:span text:style-name="T843">Хоть нет ни улиц, ни дворцов,</text:span></text:p>
      <text:p text:style-name="Обычный"><text:span text:style-name="T844">Ни карт, ни балов, ни стихов.</text:span></text:p>
      <text:p text:style-name="Обычный"><text:span text:style-name="T845">Хандра ждала его на страже,</text:span></text:p>
      <text:p text:style-name="Обычный"><text:span text:style-name="T846">И бегала за ним она,</text:span></text:p>
      <text:p text:style-name="Обычный"><text:span text:style-name="T847">Как тень иль верная жена.</text:span></text:p>
      <text:p text:style-name="Обычный"><text:span text:style-name="T848"> </text:span></text:p>
      <text:p text:style-name="Обычный"><text:span text:style-name="T849">LV.</text:span></text:p>
      <text:p text:style-name="Обычный"><text:span text:style-name="T850"> </text:span></text:p>
      <text:p text:style-name="Обычный"><text:span text:style-name="T851">Я был рожден для жизни мирной,</text:span></text:p>
      <text:soft-page-break/>
      <text:p text:style-name="Обычный"><text:span text:style-name="T852">Для деревенской тишины:</text:span></text:p>
      <text:p text:style-name="Обычный"><text:span text:style-name="T853">В глуши звучнее голос лирный,</text:span></text:p>
      <text:p text:style-name="Обычный"><text:span text:style-name="T854">Живее творческие сны.</text:span></text:p>
      <text:p text:style-name="Обычный"><text:span text:style-name="T855">Досугам посвятясь невинным,</text:span></text:p>
      <text:p text:style-name="Обычный"><text:span text:style-name="T856">Брожу над озером пустынным,</text:span></text:p>
      <text:p text:style-name="Обычный"><text:span text:style-name="T857">И far niente мой закон.</text:span></text:p>
      <text:p text:style-name="Обычный"><text:span text:style-name="T858">Я каждым утром пробужден</text:span></text:p>
      <text:p text:style-name="Обычный"><text:span text:style-name="T859">Для сладкой неги и свободы:</text:span></text:p>
      <text:p text:style-name="Обычный"><text:span text:style-name="T860">Читаю мало, долго сплю,</text:span></text:p>
      <text:p text:style-name="Обычный"><text:span text:style-name="T861">Летучей славы не ловлю.</text:span></text:p>
      <text:p text:style-name="Обычный"><text:span text:style-name="T862">Не так ли я в былые годы</text:span></text:p>
      <text:p text:style-name="Обычный"><text:span text:style-name="T863">Провел в бездействии, в тени</text:span></text:p>
      <text:p text:style-name="Обычный"><text:span text:style-name="T864">Мои счастливейшие дни?</text:span></text:p>
      <text:p text:style-name="Обычный"><text:span text:style-name="T865"> </text:span></text:p>
      <text:p text:style-name="Обычный"><text:span text:style-name="T866">LVI.</text:span></text:p>
      <text:p text:style-name="Обычный"><text:span text:style-name="T867"> </text:span></text:p>
      <text:p text:style-name="Обычный"><text:span text:style-name="T868">Цветы, любовь, деревня, праздность,</text:span></text:p>
      <text:p text:style-name="Обычный"><text:span text:style-name="T869">Поля! я предан вам душой.</text:span></text:p>
      <text:p text:style-name="Обычный"><text:span text:style-name="T870">Всегда я рад заметить разность</text:span></text:p>
      <text:p text:style-name="Обычный"><text:span text:style-name="T871">Между Онегиным и мной,</text:span></text:p>
      <text:p text:style-name="Обычный"><text:span text:style-name="T872">Чтобы насмешливый читатель</text:span></text:p>
      <text:p text:style-name="Обычный"><text:span text:style-name="T873">Или какой-нибудь издатель</text:span></text:p>
      <text:p text:style-name="Обычный"><text:span text:style-name="T874">Замысловатой клеветы,</text:span></text:p>
      <text:p text:style-name="Обычный"><text:span text:style-name="T875">Сличая здесь мои черты,</text:span></text:p>
      <text:p text:style-name="Обычный"><text:span text:style-name="T876">Не повторял потом безбожно,</text:span></text:p>
      <text:soft-page-break/>
      <text:p text:style-name="Обычный"><text:span text:style-name="T877">Что намарал я свой портрет,</text:span></text:p>
      <text:p text:style-name="Обычный"><text:span text:style-name="T878">Как Байрон, гордости поэт,</text:span></text:p>
      <text:p text:style-name="Обычный"><text:span text:style-name="T879">Как будто нам уж невозможно</text:span></text:p>
      <text:p text:style-name="Обычный"><text:span text:style-name="T880">Писать поэмы о другом,</text:span></text:p>
      <text:p text:style-name="Обычный"><text:span text:style-name="T881">Как только о себе самом.</text:span></text:p>
      <text:p text:style-name="Обычный"><text:span text:style-name="T882"> </text:span></text:p>
      <text:p text:style-name="Обычный"><text:span text:style-name="T883">LVII.</text:span></text:p>
      <text:p text:style-name="Обычный"><text:span text:style-name="T884"> </text:span></text:p>
      <text:p text:style-name="Обычный"><text:span text:style-name="T885">Замечу кстати: все поэты --</text:span></text:p>
      <text:p text:style-name="Обычный"><text:span text:style-name="T886">Любви мечтательной друзья.</text:span></text:p>
      <text:p text:style-name="Обычный"><text:span text:style-name="T887">Бывало, милые предметы</text:span></text:p>
      <text:p text:style-name="Обычный"><text:span text:style-name="T888">Мне снились, и душа моя</text:span></text:p>
      <text:p text:style-name="Обычный"><text:span text:style-name="T889">Их образ тайный сохранила;</text:span></text:p>
      <text:p text:style-name="Обычный"><text:span text:style-name="T890">Их после Муза оживила:</text:span></text:p>
      <text:p text:style-name="Обычный"><text:span text:style-name="T891">Так я, беспечен, воспевал</text:span></text:p>
      <text:p text:style-name="Обычный"><text:span text:style-name="T892">И деву гор, мой идеал,</text:span></text:p>
      <text:p text:style-name="Обычный"><text:span text:style-name="T893">И пленниц берегов Салгира.</text:span></text:p>
      <text:p text:style-name="Обычный"><text:span text:style-name="T894">Теперь от вас, мои друзья,</text:span></text:p>
      <text:p text:style-name="Обычный"><text:span text:style-name="T895">Вопрос нередко слышу я:</text:span></text:p>
      <text:p text:style-name="Обычный"><text:span text:style-name="T896">"O ком твоя вздыхает лира?</text:span></text:p>
      <text:p text:style-name="Обычный"><text:span text:style-name="T897">Кому, в толпе ревнивых дев,</text:span></text:p>
      <text:p text:style-name="Обычный"><text:span text:style-name="T898">Ты посвятил ее напев?</text:span></text:p>
      <text:p text:style-name="Обычный"><text:span text:style-name="T899"> </text:span></text:p>
      <text:p text:style-name="Обычный"><text:span text:style-name="T900">LVIII.</text:span></text:p>
      <text:p text:style-name="Обычный"><text:span text:style-name="T901"> </text:span></text:p>
      <text:soft-page-break/>
      <text:p text:style-name="Обычный"><text:span text:style-name="T902">Чей взор, волнуя вдохновенье,</text:span></text:p>
      <text:p text:style-name="Обычный"><text:span text:style-name="T903">Умильной лаской наградил</text:span></text:p>
      <text:p text:style-name="Обычный"><text:span text:style-name="T904">Твое задумчивое пенье?</text:span></text:p>
      <text:p text:style-name="Обычный"><text:span text:style-name="T905">Кого твой стих боготворил?"</text:span></text:p>
      <text:p text:style-name="Обычный"><text:span text:style-name="T906">И, други, никого, ей-богу!</text:span></text:p>
      <text:p text:style-name="Обычный"><text:span text:style-name="T907">Любви безумную тревогу</text:span></text:p>
      <text:p text:style-name="Обычный"><text:span text:style-name="T908">Я безотрадно испытал.</text:span></text:p>
      <text:p text:style-name="Обычный"><text:span text:style-name="T909">Блажен, кто с нею сочетал</text:span></text:p>
      <text:p text:style-name="Обычный"><text:span text:style-name="T910">Горячку рифм: он тем удвоил</text:span></text:p>
      <text:p text:style-name="Обычный"><text:span text:style-name="T911">Поэзии священный бред,</text:span></text:p>
      <text:p text:style-name="Обычный"><text:span text:style-name="T912">Петрарке шествуя вослед,</text:span></text:p>
      <text:p text:style-name="Обычный"><text:span text:style-name="T913">А муки сердца успокоил,</text:span></text:p>
      <text:p text:style-name="Обычный"><text:span text:style-name="T914">Поймал и славу между тем;</text:span></text:p>
      <text:p text:style-name="Обычный"><text:span text:style-name="T915">Но я, любя, был глуп и нем.</text:span></text:p>
      <text:p text:style-name="Обычный"><text:span text:style-name="T916"> </text:span></text:p>
      <text:p text:style-name="Обычный"><text:span text:style-name="T917">LIX.</text:span></text:p>
      <text:p text:style-name="Обычный"><text:span text:style-name="T918"> </text:span></text:p>
      <text:p text:style-name="Обычный"><text:span text:style-name="T919">Прошла любовь, явилась Муза,</text:span></text:p>
      <text:p text:style-name="Обычный"><text:span text:style-name="T920">И прояснился темный ум.</text:span></text:p>
      <text:p text:style-name="Обычный"><text:span text:style-name="T921">Свободен, вновь ищу союза</text:span></text:p>
      <text:p text:style-name="Обычный"><text:span text:style-name="T922">Волшебных звуков, чувств и дум;</text:span></text:p>
      <text:p text:style-name="Обычный"><text:span text:style-name="T923">Пишу, и сердце не тоскует,</text:span></text:p>
      <text:p text:style-name="Обычный"><text:span text:style-name="T924">Перо, забывшись, не рисует,</text:span></text:p>
      <text:p text:style-name="Обычный"><text:span text:style-name="T925">Близ неоконченных стихов,</text:span></text:p>
      <text:p text:style-name="Обычный"><text:span text:style-name="T926">Ни женских ножек, ни голов;</text:span></text:p>
      <text:soft-page-break/>
      <text:p text:style-name="Обычный"><text:span text:style-name="T927">Погасший пепел уж не вспыхнет,</text:span></text:p>
      <text:p text:style-name="Обычный"><text:span text:style-name="T928">Я всё грущу; но слез уж нет,</text:span></text:p>
      <text:p text:style-name="Обычный"><text:span text:style-name="T929">И скоро, скоро бури след</text:span></text:p>
      <text:p text:style-name="Обычный"><text:span text:style-name="T930">В душе моей совсем утихнет:</text:span></text:p>
      <text:p text:style-name="Обычный"><text:span text:style-name="T931">Тогда-то я начну писать</text:span></text:p>
      <text:p text:style-name="Обычный"><text:span text:style-name="T932">Поэму песен в двадцать пять.</text:span></text:p>
      <text:p text:style-name="Обычный"><text:span text:style-name="T933"> </text:span></text:p>
      <text:p text:style-name="Обычный"><text:span text:style-name="T934">LX.</text:span></text:p>
      <text:p text:style-name="Обычный"><text:span text:style-name="T935"> </text:span></text:p>
      <text:p text:style-name="Обычный"><text:span text:style-name="T936">Я думал уж о форме плана,</text:span></text:p>
      <text:p text:style-name="Обычный"><text:span text:style-name="T937">И как героя назову;</text:span></text:p>
      <text:p text:style-name="Обычный"><text:span text:style-name="T938">Покамест моего романа</text:span></text:p>
      <text:p text:style-name="Обычный"><text:span text:style-name="T939">Я кончил первую главу;</text:span></text:p>
      <text:p text:style-name="Обычный"><text:span text:style-name="T940">Пересмотрел все это строго:</text:span></text:p>
      <text:p text:style-name="Обычный"><text:span text:style-name="T941">Противоречий очень много,</text:span></text:p>
      <text:p text:style-name="Обычный"><text:span text:style-name="T942">Но их исправить не хочу.</text:span></text:p>
      <text:p text:style-name="Обычный"><text:span text:style-name="T943">Цензуре долг свой заплачу,</text:span></text:p>
      <text:p text:style-name="Обычный"><text:span text:style-name="T944">И журналистам на съеденье</text:span></text:p>
      <text:p text:style-name="Обычный"><text:span text:style-name="T945">Плоды трудов моих отдам:</text:span></text:p>
      <text:p text:style-name="Обычный"><text:span text:style-name="T946">Иди же к невским берегам,</text:span></text:p>
      <text:p text:style-name="Обычный"><text:span text:style-name="T947">Новорожденное творенье,</text:span></text:p>
      <text:p text:style-name="Обычный"><text:span text:style-name="T948">И заслужи мне славы дань:</text:span></text:p>
      <text:p text:style-name="Обычный"><text:span text:style-name="T949">Кривые толки, шум и брань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style:font-name="Calibri" style:font-name-asian="Times New Roman" style:font-name-complex="Calibri" fo:font-size="11pt" style:font-size-asian="11pt" style:font-size-complex="11pt" fo:hyphenate="false"/>
    </style:style>
    <style:style style:name="Основнойшрифтабзаца" style:display-name="Основной шрифт абзаца" style:family="text"/>
    <style:style style:name="msonormal0" style:display-name="msonormal" style:family="paragraph" style:parent-style-name="Обычный">
      <style:paragraph-properties fo:margin-top="0.0694in" fo:margin-bottom="0.0694in" fo:line-height="100%"/>
      <style:text-properties style:font-name="Times New Roman" style:font-name-complex="Times New Roman" fo:font-size="12pt" style:font-size-asian="12pt" style:font-size-complex="12pt" fo:hyphenate="false"/>
    </style:style>
    <style:style style:name="msopapdefault" style:display-name="msopapdefault" style:family="paragraph" style:parent-style-name="Обычный">
      <style:paragraph-properties fo:margin-top="0.0694in"/>
      <style:text-properties style:font-name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ergey</meta:initial-creator>
    <dc:creator>c11703</dc:creator>
    <meta:creation-date>2025-11-03T05:37:00Z</meta:creation-date>
    <dc:date>2025-11-03T05:37:00Z</dc:date>
    <meta:template xlink:href="Normal.dotm" xlink:type="simple"/>
    <meta:editing-cycles>2</meta:editing-cycles>
    <meta:editing-duration>PT60S</meta:editing-duration>
    <meta:document-statistic meta:page-count="38" meta:paragraph-count="42" meta:word-count="3145" meta:character-count="21030" meta:row-count="149" meta:non-whitespace-character-count="17927"/>
  </office:meta>
</office:document-meta>
</file>